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8.30791666666667cm"/>
    </style:style>
    <style:style style:name="co5" style:family="table-column">
      <style:table-column-properties fo:break-before="auto" style:column-width="6.3764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2016" table:style-name="ta1">
        <table:table-column table:style-name="co1" table:default-cell-style-name="ce2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Průkaz č.</text:p>
          </table:table-cell>
          <table:table-cell office:value-type="string" table:style-name="ce1">
            <text:p>Kategorie</text:p>
          </table:table-cell>
          <table:table-cell office:value-type="string" table:style-name="ce1">
            <text:p>Příjmení</text:p>
          </table:table-cell>
          <table:table-cell office:value-type="string" table:style-name="ce1">
            <text:p>Jméno</text:p>
          </table:table-cell>
          <table:table-cell office:value-type="string" table:style-name="ce1">
            <text:p>Datum narození</text:p>
          </table:table-cell>
          <table:table-cell office:value-type="string" table:style-name="ce1">
            <text:p>Bydliště</text:p>
          </table:table-cell>
          <table:table-cell office:value-type="string" table:style-name="ce1">
            <text:p>Klub</text:p>
          </table:table-cell>
          <table:table-cell table:number-columns-repeated="1637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lezla</text:p>
          </table:table-cell>
          <table:table-cell office:value-type="string" table:style-name="ce1">
            <text:p>Martin</text:p>
          </table:table-cell>
          <table:table-cell office:value-type="date" office:date-value="1988-09-20T00:00:00" table:style-name="ce3">
            <text:p>20.9.1988</text:p>
          </table:table-cell>
          <table:table-cell office:value-type="string" table:style-name="ce1">
            <text:p>Loučky 229, Odry, 742 35</text:p>
          </table:table-cell>
          <table:table-cell office:value-type="string" table:style-name="ce1">
            <text:p>2K-BIKE CLUB Odry</text:p>
          </table:table-cell>
          <table:table-cell table:number-columns-repeated="16377"/>
        </table:table-row>
        <table:table-row table:style-name="ro1">
          <table:table-cell office:value-type="float" office:value="302" table:style-name="ce2">
            <text:p>30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ück</text:p>
          </table:table-cell>
          <table:table-cell office:value-type="string" table:style-name="ce1">
            <text:p>Arnošt</text:p>
          </table:table-cell>
          <table:table-cell office:value-type="date" office:date-value="1959-10-04T00:00:00" table:style-name="ce3">
            <text:p>4.10.1959</text:p>
          </table:table-cell>
          <table:table-cell office:value-type="string" table:style-name="ce1">
            <text:p>Za Lokálkou, Hranice, 753 01</text:p>
          </table:table-cell>
          <table:table-cell office:value-type="string" table:style-name="ce1">
            <text:p>2K-BIKE CLUB Odry</text:p>
          </table:table-cell>
          <table:table-cell table:number-columns-repeated="16377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ačík</text:p>
          </table:table-cell>
          <table:table-cell office:value-type="string" table:style-name="ce1">
            <text:p>Pavel</text:p>
          </table:table-cell>
          <table:table-cell office:value-type="date" office:date-value="1962-08-05T00:00:00" table:style-name="ce3">
            <text:p>5.8.1962</text:p>
          </table:table-cell>
          <table:table-cell office:value-type="string" table:style-name="ce1">
            <text:p>Na Stráni 8, Odry, 742 35</text:p>
          </table:table-cell>
          <table:table-cell office:value-type="string" table:style-name="ce1">
            <text:p>2K-BIKE CLUB Odry</text:p>
          </table:table-cell>
          <table:table-cell table:number-columns-repeated="16377"/>
        </table:table-row>
        <table:table-row table:style-name="ro1">
          <table:table-cell office:value-type="float" office:value="322" table:style-name="ce2">
            <text:p>32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íček</text:p>
          </table:table-cell>
          <table:table-cell office:value-type="string" table:style-name="ce1">
            <text:p>Oldřich</text:p>
          </table:table-cell>
          <table:table-cell office:value-type="date" office:date-value="1958-12-14T00:00:00" table:style-name="ce4">
            <text:p>14.12.1958</text:p>
          </table:table-cell>
          <table:table-cell office:value-type="string" table:style-name="ce1">
            <text:p>Nábřežní 439, Drahotuše, 753 61</text:p>
          </table:table-cell>
          <table:table-cell office:value-type="string" table:style-name="ce1">
            <text:p>2K-BIKE CLUB Odry</text:p>
          </table:table-cell>
          <table:table-cell table:number-columns-repeated="16377"/>
        </table:table-row>
        <table:table-row table:style-name="ro1">
          <table:table-cell office:value-type="float" office:value="402" table:style-name="ce2">
            <text:p>40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Zemánek</text:p>
          </table:table-cell>
          <table:table-cell office:value-type="string" table:style-name="ce1">
            <text:p>Lubomír</text:p>
          </table:table-cell>
          <table:table-cell office:value-type="date" office:date-value="1954-08-14T00:00:00" table:style-name="ce3">
            <text:p>14.8.1954</text:p>
          </table:table-cell>
          <table:table-cell office:value-type="string" table:style-name="ce1">
            <text:p>Loučky 164, Odry, 742 35</text:p>
          </table:table-cell>
          <table:table-cell office:value-type="string" table:style-name="ce1">
            <text:p>2K-BIKE CLUB Odry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chichel</text:p>
          </table:table-cell>
          <table:table-cell office:value-type="string" table:style-name="ce1">
            <text:p>Jakub</text:p>
          </table:table-cell>
          <table:table-cell office:value-type="date" office:date-value="1997-08-15T00:00:00" table:style-name="ce3">
            <text:p>15.8.1997</text:p>
          </table:table-cell>
          <table:table-cell office:value-type="string" table:style-name="ce1">
            <text:p>Za Dvorem 331/4, Ostrava-Plesná, 725 27</text:p>
          </table:table-cell>
          <table:table-cell office:value-type="string" table:style-name="ce1">
            <text:p>ACK Stará Ves nad Ondřejnicí</text:p>
          </table:table-cell>
          <table:table-cell table:number-columns-repeated="1637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epraš</text:p>
          </table:table-cell>
          <table:table-cell office:value-type="string" table:style-name="ce1">
            <text:p>Karel</text:p>
          </table:table-cell>
          <table:table-cell office:value-type="date" office:date-value="1990-01-07T00:00:00" table:style-name="ce3">
            <text:p>7.1.1990</text:p>
          </table:table-cell>
          <table:table-cell office:value-type="string" table:style-name="ce1">
            <text:p>Brušperská 418, Stará Ves n.O., 739 23</text:p>
          </table:table-cell>
          <table:table-cell office:value-type="string" table:style-name="ce1">
            <text:p>ACK Stará Ves nad Ondřejnicí</text:p>
          </table:table-cell>
          <table:table-cell table:number-columns-repeated="16377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ávra</text:p>
          </table:table-cell>
          <table:table-cell office:value-type="string" table:style-name="ce1">
            <text:p>Marek</text:p>
          </table:table-cell>
          <table:table-cell office:value-type="date" office:date-value="1997-11-11T00:00:00" table:style-name="ce4">
            <text:p>11.11.1997</text:p>
          </table:table-cell>
          <table:table-cell office:value-type="string" table:style-name="ce1">
            <text:p>Panský Důl 438, Stará Ves n.O., 739 23</text:p>
          </table:table-cell>
          <table:table-cell office:value-type="string" table:style-name="ce1">
            <text:p>ACK Stará Ves nad Ondřejnicí</text:p>
          </table:table-cell>
          <table:table-cell table:number-columns-repeated="16377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áruba</text:p>
          </table:table-cell>
          <table:table-cell office:value-type="string" table:style-name="ce1">
            <text:p>Petr</text:p>
          </table:table-cell>
          <table:table-cell office:value-type="date" office:date-value="1991-04-11T00:00:00" table:style-name="ce3">
            <text:p>11.4.1991</text:p>
          </table:table-cell>
          <table:table-cell office:value-type="string" table:style-name="ce1">
            <text:p>Hájov 126, Příbor, 742 58</text:p>
          </table:table-cell>
          <table:table-cell office:value-type="string" table:style-name="ce1">
            <text:p>ACK Stará Ves nad Ondřejnicí</text:p>
          </table:table-cell>
          <table:table-cell table:number-columns-repeated="16377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Záruba</text:p>
          </table:table-cell>
          <table:table-cell office:value-type="string" table:style-name="ce1">
            <text:p>Pavel</text:p>
          </table:table-cell>
          <table:table-cell office:value-type="date" office:date-value="1989-08-01T00:00:00" table:style-name="ce3">
            <text:p>1.8.1989</text:p>
          </table:table-cell>
          <table:table-cell office:value-type="string" table:style-name="ce1">
            <text:p>Stará Ves 163, Bílovec, 743 01</text:p>
          </table:table-cell>
          <table:table-cell office:value-type="string" table:style-name="ce1">
            <text:p>ACK Stará Ves nad Ondřejnicí</text:p>
          </table:table-cell>
          <table:table-cell table:number-columns-repeated="16377"/>
        </table:table-row>
        <table:table-row table:style-name="ro1">
          <table:table-cell office:value-type="float" office:value="319" table:style-name="ce2">
            <text:p>319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rchňák</text:p>
          </table:table-cell>
          <table:table-cell office:value-type="string" table:style-name="ce1">
            <text:p>Pavel</text:p>
          </table:table-cell>
          <table:table-cell office:value-type="date" office:date-value="1961-09-26T00:00:00" table:style-name="ce3">
            <text:p>26.9.1961</text:p>
          </table:table-cell>
          <table:table-cell office:value-type="string" table:style-name="ce1">
            <text:p>Žabeň 106, 739 25</text:p>
          </table:table-cell>
          <table:table-cell office:value-type="string" table:style-name="ce1">
            <text:p>ACK Stará Ves nad Ondřejnicí</text:p>
          </table:table-cell>
          <table:table-cell table:number-columns-repeated="16377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Šimoňák</text:p>
          </table:table-cell>
          <table:table-cell office:value-type="string" table:style-name="ce1">
            <text:p>Marek</text:p>
          </table:table-cell>
          <table:table-cell office:value-type="date" office:date-value="1964-12-19T00:00:00" table:style-name="ce4">
            <text:p>19.12.1964</text:p>
          </table:table-cell>
          <table:table-cell office:value-type="string" table:style-name="ce1">
            <text:p>Jana Švermy 485, Frýdek-Místek</text:p>
          </table:table-cell>
          <table:table-cell office:value-type="string" table:style-name="ce1">
            <text:p>ACK Stará Ves nad Ondřejnicí</text:p>
          </table:table-cell>
          <table:table-cell table:number-columns-repeated="16377"/>
        </table:table-row>
        <table:table-row table:style-name="ro1">
          <table:table-cell office:value-type="float" office:value="413" table:style-name="ce2">
            <text:p>41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isina</text:p>
          </table:table-cell>
          <table:table-cell office:value-type="string" table:style-name="ce1">
            <text:p>Andrzej</text:p>
          </table:table-cell>
          <table:table-cell office:value-type="date" office:date-value="1953-12-02T00:00:00" table:style-name="ce3">
            <text:p>2.12.1953</text:p>
          </table:table-cell>
          <table:table-cell office:value-type="string" table:style-name="ce1">
            <text:p>Wojska Polskiego 17/13, Kietrz</text:p>
          </table:table-cell>
          <table:table-cell office:value-type="string" table:style-name="ce1">
            <text:p>ACK Stará Ves nad Ondřejnicí</text:p>
          </table:table-cell>
          <table:table-cell table:number-columns-repeated="16377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dámek</text:p>
          </table:table-cell>
          <table:table-cell office:value-type="string" table:style-name="ce1">
            <text:p>František</text:p>
          </table:table-cell>
          <table:table-cell office:value-type="date" office:date-value="1970-01-20T00:00:00" table:style-name="ce4">
            <text:p>20.01.1970</text:p>
          </table:table-cell>
          <table:table-cell office:value-type="string" table:style-name="ce1">
            <text:p>Riegrova 563, Vrbno pod Pradědem, 793 26</text:p>
          </table:table-cell>
          <table:table-cell office:value-type="string" table:style-name="ce1">
            <text:p>ACS DRAK VRBNO</text:p>
          </table:table-cell>
          <table:table-cell table:number-columns-repeated="16377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íček</text:p>
          </table:table-cell>
          <table:table-cell office:value-type="string" table:style-name="ce1">
            <text:p>Roman</text:p>
          </table:table-cell>
          <table:table-cell office:value-type="date" office:date-value="1973-02-15T00:00:00" table:style-name="ce4">
            <text:p>15.02.1973</text:p>
          </table:table-cell>
          <table:table-cell office:value-type="string" table:style-name="ce1">
            <text:p>Mnichov 371, Vrbno pod Pradědem, 793 26</text:p>
          </table:table-cell>
          <table:table-cell office:value-type="string" table:style-name="ce1">
            <text:p>ACS DRAK VRBNO</text:p>
          </table:table-cell>
          <table:table-cell table:number-columns-repeated="16377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Švan</text:p>
          </table:table-cell>
          <table:table-cell office:value-type="string" table:style-name="ce1">
            <text:p>Miroslav</text:p>
          </table:table-cell>
          <table:table-cell office:value-type="date" office:date-value="1967-01-02T00:00:00" table:style-name="ce4">
            <text:p>02.01.1967</text:p>
          </table:table-cell>
          <table:table-cell office:value-type="string" table:style-name="ce1">
            <text:p>Jugoslávská 6, Ostrava-Zábřeh, 700 44</text:p>
          </table:table-cell>
          <table:table-cell office:value-type="string" table:style-name="ce1">
            <text:p>ACS DRAK VRBNO</text:p>
          </table:table-cell>
          <table:table-cell table:number-columns-repeated="16377"/>
        </table:table-row>
        <table:table-row table:style-name="ro1">
          <table:table-cell office:value-type="float" office:value="328" table:style-name="ce2">
            <text:p>32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etruš</text:p>
          </table:table-cell>
          <table:table-cell office:value-type="string" table:style-name="ce1">
            <text:p>Lubomír</text:p>
          </table:table-cell>
          <table:table-cell office:value-type="date" office:date-value="1963-12-20T00:00:00" table:style-name="ce3">
            <text:p>20.12.1963</text:p>
          </table:table-cell>
          <table:table-cell office:value-type="string" table:style-name="ce1">
            <text:p>Polní 348, Vrbno pod Pradědem, 793 26</text:p>
          </table:table-cell>
          <table:table-cell office:value-type="string" table:style-name="ce1">
            <text:p>ACS DRAK VRBNO</text:p>
          </table:table-cell>
          <table:table-cell table:number-columns-repeated="16377"/>
        </table:table-row>
        <table:table-row table:style-name="ro1">
          <table:table-cell office:value-type="float" office:value="504" table:style-name="ce2">
            <text:p>504</text:p>
          </table:table-cell>
          <table:table-cell office:value-type="string" table:style-name="ce1">
            <text:p>Ž</text:p>
          </table:table-cell>
          <table:table-cell office:value-type="string" table:style-name="ce1">
            <text:p>Bučíková</text:p>
          </table:table-cell>
          <table:table-cell office:value-type="string" table:style-name="ce1">
            <text:p>Hana</text:p>
          </table:table-cell>
          <table:table-cell office:value-type="date" office:date-value="1972-07-20T00:00:00" table:style-name="ce4">
            <text:p>20.07.1972</text:p>
          </table:table-cell>
          <table:table-cell office:value-type="string" table:style-name="ce1">
            <text:p>Ukrajinská 3, Ostrava-Poruba, 708 00</text:p>
          </table:table-cell>
          <table:table-cell office:value-type="string" table:style-name="ce1">
            <text:p>ACS DRAK VRBNO</text:p>
          </table:table-cell>
          <table:table-cell table:number-columns-repeated="16377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Čer</text:p>
          </table:table-cell>
          <table:table-cell office:value-type="string" table:style-name="ce1">
            <text:p>Tomáš</text:p>
          </table:table-cell>
          <table:table-cell office:value-type="date" office:date-value="1983-10-02T00:00:00" table:style-name="ce4">
            <text:p>02.10.1983</text:p>
          </table:table-cell>
          <table:table-cell office:value-type="string" table:style-name="ce1">
            <text:p>Horní Náměstí 24, Opava, 746 01</text:p>
          </table:table-cell>
          <table:table-cell office:value-type="string" table:style-name="ce1">
            <text:p>Bikestyle.cz</text:p>
          </table:table-cell>
          <table:table-cell table:number-columns-repeated="16377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alatík</text:p>
          </table:table-cell>
          <table:table-cell office:value-type="string" table:style-name="ce1">
            <text:p>Roman</text:p>
          </table:table-cell>
          <table:table-cell office:value-type="date" office:date-value="1977-02-22T00:00:00" table:style-name="ce3">
            <text:p>22.2.1977</text:p>
          </table:table-cell>
          <table:table-cell office:value-type="string" table:style-name="ce1">
            <text:p>Rožnovská 1183, Frenštát p.R. 744 01</text:p>
          </table:table-cell>
          <table:table-cell office:value-type="string" table:style-name="ce1">
            <text:p>CK Continental Frenštát p.R. <text:s/>1</text:p>
          </table:table-cell>
          <table:table-cell table:number-columns-repeated="16377"/>
        </table:table-row>
        <table:table-row table:style-name="ro1">
          <table:table-cell office:value-type="float" office:value="236" table:style-name="ce2">
            <text:p>23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Zámečník</text:p>
          </table:table-cell>
          <table:table-cell office:value-type="string" table:style-name="ce1">
            <text:p>Ivo</text:p>
          </table:table-cell>
          <table:table-cell office:value-type="date" office:date-value="1973-11-14T00:00:00" table:style-name="ce4">
            <text:p>14.11.1973</text:p>
          </table:table-cell>
          <table:table-cell office:value-type="string" table:style-name="ce1">
            <text:p>Pod Zahrady 795, Uherské Hradiště, 686 05</text:p>
          </table:table-cell>
          <table:table-cell office:value-type="string" table:style-name="ce1">
            <text:p>CK Continental Frenštát p.R. <text:s/>1</text:p>
          </table:table-cell>
          <table:table-cell table:number-columns-repeated="16377"/>
        </table:table-row>
        <table:table-row table:style-name="ro1">
          <table:table-cell office:value-type="float" office:value="317" table:style-name="ce2">
            <text:p>31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opřiva</text:p>
          </table:table-cell>
          <table:table-cell office:value-type="string" table:style-name="ce1">
            <text:p>Miroslav</text:p>
          </table:table-cell>
          <table:table-cell office:value-type="date" office:date-value="1961-11-14T00:00:00" table:style-name="ce3">
            <text:p>14.11.1961</text:p>
          </table:table-cell>
          <table:table-cell office:value-type="string" table:style-name="ce1">
            <text:p>Závodní 15, Ostrava-Hrabůvka, 700 30</text:p>
          </table:table-cell>
          <table:table-cell office:value-type="string" table:style-name="ce1">
            <text:p>CK Continental Frenštát p.R. <text:s/>1</text:p>
          </table:table-cell>
          <table:table-cell table:number-columns-repeated="16377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oláčik</text:p>
          </table:table-cell>
          <table:table-cell office:value-type="string" table:style-name="ce1">
            <text:p>Martin</text:p>
          </table:table-cell>
          <table:table-cell office:value-type="date" office:date-value="1997-01-14T00:00:00" table:style-name="ce3">
            <text:p>14.1.1997</text:p>
          </table:table-cell>
          <table:table-cell office:value-type="string" table:style-name="ce1">
            <text:p>Olešná 632, Čadca, 02352</text:p>
          </table:table-cell>
          <table:table-cell office:value-type="string" table:style-name="ce1">
            <text:p>CK Continental Frenštát p.R. <text:s/>1</text:p>
          </table:table-cell>
          <table:table-cell table:number-columns-repeated="16377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Škoda</text:p>
          </table:table-cell>
          <table:table-cell office:value-type="string" table:style-name="ce1">
            <text:p>Kristián</text:p>
          </table:table-cell>
          <table:table-cell office:value-type="date" office:date-value="1990-04-28T00:00:00" table:style-name="ce3">
            <text:p>28.4.1990</text:p>
          </table:table-cell>
          <table:table-cell office:value-type="string" table:style-name="ce1">
            <text:p>Nádražní 189, Příbor, 742 58</text:p>
          </table:table-cell>
          <table:table-cell office:value-type="string" table:style-name="ce1">
            <text:p>CK Continental Frenštát p.R. <text:s/>1</text:p>
          </table:table-cell>
          <table:table-cell table:number-columns-repeated="16377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urečka</text:p>
          </table:table-cell>
          <table:table-cell office:value-type="string" table:style-name="ce1">
            <text:p>Roman</text:p>
          </table:table-cell>
          <table:table-cell office:value-type="date" office:date-value="1978-05-14T00:00:00" table:style-name="ce3">
            <text:p>14.5.1978</text:p>
          </table:table-cell>
          <table:table-cell office:value-type="string" table:style-name="ce1">
            <text:p>Hájov 44, Příbor, 742 58</text:p>
          </table:table-cell>
          <table:table-cell office:value-type="string" table:style-name="ce1">
            <text:p>CK Continental Frenštát p.R. <text:s/>1</text:p>
          </table:table-cell>
          <table:table-cell table:number-columns-repeated="16377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Klášterka</text:p>
          </table:table-cell>
          <table:table-cell office:value-type="string" table:style-name="ce1">
            <text:p>Tomáš</text:p>
          </table:table-cell>
          <table:table-cell office:value-type="date" office:date-value="1975-10-28T00:00:00" table:style-name="ce3">
            <text:p>28.10.1975</text:p>
          </table:table-cell>
          <table:table-cell office:value-type="string" table:style-name="ce1">
            <text:p>Rychaltice 238, 739 46</text:p>
          </table:table-cell>
          <table:table-cell office:value-type="string" table:style-name="ce1">
            <text:p>CK Continental Frenštát p.R. <text:s/>1</text:p>
          </table:table-cell>
          <table:table-cell table:number-columns-repeated="16377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ysek</text:p>
          </table:table-cell>
          <table:table-cell office:value-type="string" table:style-name="ce1">
            <text:p>Vladimír</text:p>
          </table:table-cell>
          <table:table-cell office:value-type="date" office:date-value="1966-12-13T00:00:00" table:style-name="ce3">
            <text:p>13.12.1966</text:p>
          </table:table-cell>
          <table:table-cell office:value-type="string" table:style-name="ce1">
            <text:p>28.října 53/16, Nový Jičín, 741 01</text:p>
          </table:table-cell>
          <table:table-cell office:value-type="string" table:style-name="ce1">
            <text:p>CK Continental Frenštát p.R. <text:s/>1</text:p>
          </table:table-cell>
          <table:table-cell table:number-columns-repeated="16377"/>
        </table:table-row>
        <table:table-row table:style-name="ro1">
          <table:table-cell office:value-type="float" office:value="418" table:style-name="ce2">
            <text:p>41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avlík</text:p>
          </table:table-cell>
          <table:table-cell office:value-type="string" table:style-name="ce1">
            <text:p>Jiří</text:p>
          </table:table-cell>
          <table:table-cell office:value-type="date" office:date-value="1951-09-30T00:00:00" table:style-name="ce3">
            <text:p>30.9.1951</text:p>
          </table:table-cell>
          <table:table-cell office:value-type="string" table:style-name="ce1">
            <text:p>Bezručova 12, Český Těšín, 737 01</text:p>
          </table:table-cell>
          <table:table-cell office:value-type="string" table:style-name="ce1">
            <text:p>CK Continental Frenštát p.R. <text:s/>1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ierla</text:p>
          </table:table-cell>
          <table:table-cell office:value-type="string" table:style-name="ce1">
            <text:p>Jan</text:p>
          </table:table-cell>
          <table:table-cell office:value-type="date" office:date-value="1996-03-18T00:00:00" table:style-name="ce3">
            <text:p>18.3.1996</text:p>
          </table:table-cell>
          <table:table-cell office:value-type="string" table:style-name="ce1">
            <text:p>Klášterní 580, Orlová-Město, 735 11</text:p>
          </table:table-cell>
          <table:table-cell office:value-type="string" table:style-name="ce1">
            <text:p>CK Feso Petřvald</text:p>
          </table:table-cell>
          <table:table-cell table:number-columns-repeated="16377"/>
        </table:table-row>
        <table:table-row table:style-name="ro1">
          <table:table-cell office:value-type="float" office:value="208" table:style-name="ce2">
            <text:p>20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ierla</text:p>
          </table:table-cell>
          <table:table-cell office:value-type="string" table:style-name="ce1">
            <text:p>Jan</text:p>
          </table:table-cell>
          <table:table-cell office:value-type="date" office:date-value="1969-10-26T00:00:00" table:style-name="ce3">
            <text:p>26.10.1969</text:p>
          </table:table-cell>
          <table:table-cell office:value-type="string" table:style-name="ce1">
            <text:p>Klášterní <text:s/>580, Orlová-Město, 735 11</text:p>
          </table:table-cell>
          <table:table-cell office:value-type="string" table:style-name="ce1">
            <text:p>CK Feso Petřvald</text:p>
          </table:table-cell>
          <table:table-cell table:number-columns-repeated="16377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waczyna</text:p>
          </table:table-cell>
          <table:table-cell office:value-type="string" table:style-name="ce1">
            <text:p>Patrik</text:p>
          </table:table-cell>
          <table:table-cell office:value-type="date" office:date-value="1973-08-27T00:00:00" table:style-name="ce4">
            <text:p>27.08.1973</text:p>
          </table:table-cell>
          <table:table-cell office:value-type="string" table:style-name="ce1">
            <text:p>Zelená 9/1554, Český Těšín, 737 01</text:p>
          </table:table-cell>
          <table:table-cell office:value-type="string" table:style-name="ce1">
            <text:p>CK Feso Petřvald</text:p>
          </table:table-cell>
          <table:table-cell table:number-columns-repeated="16377"/>
        </table:table-row>
        <table:table-row table:style-name="ro1">
          <table:table-cell office:value-type="float" office:value="507" table:style-name="ce2">
            <text:p>507</text:p>
          </table:table-cell>
          <table:table-cell office:value-type="string" table:style-name="ce1">
            <text:p>Ž</text:p>
          </table:table-cell>
          <table:table-cell office:value-type="string" table:style-name="ce1">
            <text:p>Frantová</text:p>
          </table:table-cell>
          <table:table-cell office:value-type="string" table:style-name="ce1">
            <text:p>Kateřina</text:p>
          </table:table-cell>
          <table:table-cell office:value-type="date" office:date-value="1997-03-05T00:00:00" table:style-name="ce4">
            <text:p>05.03.1997</text:p>
          </table:table-cell>
          <table:table-cell office:value-type="string" table:style-name="ce1">
            <text:p>Farní 30, Frýdek-Místek, 738 01</text:p>
          </table:table-cell>
          <table:table-cell office:value-type="string" table:style-name="ce1">
            <text:p>CK Feso Petřvald</text:p>
          </table:table-cell>
          <table:table-cell table:number-columns-repeated="16377"/>
        </table:table-row>
        <table:table-row table:style-name="ro1">
          <table:table-cell office:value-type="float" office:value="706" table:style-name="ce2">
            <text:p>70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waczyna</text:p>
          </table:table-cell>
          <table:table-cell office:value-type="string" table:style-name="ce1">
            <text:p>Tomáš</text:p>
          </table:table-cell>
          <table:table-cell office:value-type="date" office:date-value="2001-11-23T00:00:00" table:style-name="ce4">
            <text:p>23.11.2001</text:p>
          </table:table-cell>
          <table:table-cell office:value-type="string" table:style-name="ce1">
            <text:p>Zelená 9/1554, Český Těšín, 737 01</text:p>
          </table:table-cell>
          <table:table-cell office:value-type="string" table:style-name="ce1">
            <text:p>CK Feso Petřvald</text:p>
          </table:table-cell>
          <table:table-cell table:number-columns-repeated="16377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Kolorz</text:p>
          </table:table-cell>
          <table:table-cell office:value-type="string" table:style-name="ce1">
            <text:p>Mariusz</text:p>
          </table:table-cell>
          <table:table-cell office:value-type="date" office:date-value="1971-01-13T00:00:00" table:style-name="ce3">
            <text:p>13.1.1971</text:p>
          </table:table-cell>
          <table:table-cell office:value-type="string" table:style-name="ce1">
            <text:p>Wrzosowa 68 D, Radlin</text:p>
          </table:table-cell>
          <table:table-cell office:value-type="string" table:style-name="ce1">
            <text:p>CK Kolík Hobby Bohumín "A"</text:p>
          </table:table-cell>
          <table:table-cell table:number-columns-repeated="16377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ilhelm</text:p>
          </table:table-cell>
          <table:table-cell office:value-type="string" table:style-name="ce1">
            <text:p>Jaroslav</text:p>
          </table:table-cell>
          <table:table-cell office:value-type="date" office:date-value="1967-05-29T00:00:00" table:style-name="ce3">
            <text:p>29.5.1967</text:p>
          </table:table-cell>
          <table:table-cell office:value-type="string" table:style-name="ce1">
            <text:p>Svatopluka Čecha 1075, Bohumín, 735 91</text:p>
          </table:table-cell>
          <table:table-cell office:value-type="string" table:style-name="ce1">
            <text:p>CK Kolík Hobby Bohumín "A"</text:p>
          </table:table-cell>
          <table:table-cell table:number-columns-repeated="16377"/>
        </table:table-row>
        <table:table-row table:style-name="ro1">
          <table:table-cell office:value-type="float" office:value="315" table:style-name="ce2">
            <text:p>31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aszuba</text:p>
          </table:table-cell>
          <table:table-cell office:value-type="string" table:style-name="ce1">
            <text:p>Miroslav</text:p>
          </table:table-cell>
          <table:table-cell office:value-type="date" office:date-value="1961-11-24T00:00:00" table:style-name="ce3">
            <text:p>24.11.1961</text:p>
          </table:table-cell>
          <table:table-cell office:value-type="string" table:style-name="ce1">
            <text:p>Ligonia 21, Rydultowy</text:p>
          </table:table-cell>
          <table:table-cell office:value-type="string" table:style-name="ce1">
            <text:p>CK Kolík Hobby Bohumín "A"</text:p>
          </table:table-cell>
          <table:table-cell table:number-columns-repeated="16377"/>
        </table:table-row>
        <table:table-row table:style-name="ro1">
          <table:table-cell office:value-type="float" office:value="316" table:style-name="ce2">
            <text:p>31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onečný</text:p>
          </table:table-cell>
          <table:table-cell office:value-type="string" table:style-name="ce1">
            <text:p>Pavel</text:p>
          </table:table-cell>
          <table:table-cell office:value-type="date" office:date-value="1963-07-08T00:00:00" table:style-name="ce3">
            <text:p>8.7.1963</text:p>
          </table:table-cell>
          <table:table-cell office:value-type="string" table:style-name="ce1">
            <text:p>Lesní 799, Orlová-Lutyně, 735 14</text:p>
          </table:table-cell>
          <table:table-cell office:value-type="string" table:style-name="ce1">
            <text:p>CK Kolík Hobby Bohumín "A"</text:p>
          </table:table-cell>
          <table:table-cell table:number-columns-repeated="16377"/>
        </table:table-row>
        <table:table-row table:style-name="ro1">
          <table:table-cell office:value-type="float" office:value="337" table:style-name="ce2">
            <text:p>33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Vyoral</text:p>
          </table:table-cell>
          <table:table-cell office:value-type="string" table:style-name="ce1">
            <text:p>Lubomír</text:p>
          </table:table-cell>
          <table:table-cell office:value-type="date" office:date-value="1960-01-15T00:00:00" table:style-name="ce3">
            <text:p>15.1.1960</text:p>
          </table:table-cell>
          <table:table-cell office:value-type="string" table:style-name="ce1">
            <text:p>Mírová 949, Bohumín, 735 91</text:p>
          </table:table-cell>
          <table:table-cell office:value-type="string" table:style-name="ce1">
            <text:p>CK Kolík Hobby Bohumín "A"</text:p>
          </table:table-cell>
          <table:table-cell table:number-columns-repeated="16377"/>
        </table:table-row>
        <table:table-row table:style-name="ro1">
          <table:table-cell office:value-type="float" office:value="414" table:style-name="ce2">
            <text:p>4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ottl</text:p>
          </table:table-cell>
          <table:table-cell office:value-type="string" table:style-name="ce1">
            <text:p>Bohumír</text:p>
          </table:table-cell>
          <table:table-cell office:value-type="date" office:date-value="1951-01-05T00:00:00" table:style-name="ce3">
            <text:p>5.1.1951</text:p>
          </table:table-cell>
          <table:table-cell office:value-type="string" table:style-name="ce1">
            <text:p>Štefánikova 1073, Bohumín, 735 91</text:p>
          </table:table-cell>
          <table:table-cell office:value-type="string" table:style-name="ce1">
            <text:p>CK Kolík Hobby Bohumín "A"</text:p>
          </table:table-cell>
          <table:table-cell table:number-columns-repeated="16377"/>
        </table:table-row>
        <table:table-row table:style-name="ro1">
          <table:table-cell office:value-type="float" office:value="501" table:style-name="ce2">
            <text:p>501</text:p>
          </table:table-cell>
          <table:table-cell office:value-type="string" table:style-name="ce1">
            <text:p>Ž</text:p>
          </table:table-cell>
          <table:table-cell office:value-type="string" table:style-name="ce1">
            <text:p>Bartošová</text:p>
          </table:table-cell>
          <table:table-cell office:value-type="string" table:style-name="ce1">
            <text:p>Denisa</text:p>
          </table:table-cell>
          <table:table-cell office:value-type="date" office:date-value="1992-03-12T00:00:00" table:style-name="ce4">
            <text:p>12.03.1992</text:p>
          </table:table-cell>
          <table:table-cell office:value-type="string" table:style-name="ce1">
            <text:p>1.máje 1256, Orlová, 735 14</text:p>
          </table:table-cell>
          <table:table-cell office:value-type="string" table:style-name="ce1">
            <text:p>CK Kolík Hobby Bohumín "A"</text:p>
          </table:table-cell>
          <table:table-cell table:number-columns-repeated="16377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Foltýn</text:p>
          </table:table-cell>
          <table:table-cell office:value-type="string" table:style-name="ce1">
            <text:p>Jiří</text:p>
          </table:table-cell>
          <table:table-cell office:value-type="date" office:date-value="1982-07-23T00:00:00" table:style-name="ce3">
            <text:p>23.7.1982</text:p>
          </table:table-cell>
          <table:table-cell office:value-type="string" table:style-name="ce1">
            <text:p>Dětmarovice 175, 735 71</text:p>
          </table:table-cell>
          <table:table-cell office:value-type="string" table:style-name="ce1">
            <text:p>CK Kolík Hobby Bohumín "B"</text:p>
          </table:table-cell>
          <table:table-cell table:number-columns-repeated="16377"/>
        </table:table-row>
        <table:table-row table:style-name="ro1">
          <table:table-cell office:value-type="float" office:value="311" table:style-name="ce2">
            <text:p>31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Holeš</text:p>
          </table:table-cell>
          <table:table-cell office:value-type="string" table:style-name="ce1">
            <text:p>Jiří</text:p>
          </table:table-cell>
          <table:table-cell office:value-type="date" office:date-value="1961-05-01T00:00:00" table:style-name="ce3">
            <text:p>1.5.1961</text:p>
          </table:table-cell>
          <table:table-cell office:value-type="string" table:style-name="ce1">
            <text:p>Myslivecká 607, Bohumín, 735 31</text:p>
          </table:table-cell>
          <table:table-cell office:value-type="string" table:style-name="ce1">
            <text:p>CK Kolík Hobby Bohumín "B"</text:p>
          </table:table-cell>
          <table:table-cell table:number-columns-repeated="16377"/>
        </table:table-row>
        <table:table-row table:style-name="ro1">
          <table:table-cell office:value-type="float" office:value="329" table:style-name="ce2">
            <text:p>329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raski</text:p>
          </table:table-cell>
          <table:table-cell office:value-type="string" table:style-name="ce1">
            <text:p>Henryk</text:p>
          </table:table-cell>
          <table:table-cell office:value-type="date" office:date-value="1958-09-19T00:00:00" table:style-name="ce3">
            <text:p>19.9.1958</text:p>
          </table:table-cell>
          <table:table-cell office:value-type="string" table:style-name="ce1">
            <text:p>Lechonia 25/8, Czestochowa</text:p>
          </table:table-cell>
          <table:table-cell office:value-type="string" table:style-name="ce1">
            <text:p>CK Kolík Hobby Bohumín "B"</text:p>
          </table:table-cell>
          <table:table-cell table:number-columns-repeated="16377"/>
        </table:table-row>
        <table:table-row table:style-name="ro1">
          <table:table-cell office:value-type="float" office:value="335" table:style-name="ce2">
            <text:p>33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Škarka</text:p>
          </table:table-cell>
          <table:table-cell office:value-type="string" table:style-name="ce1">
            <text:p>Jiří</text:p>
          </table:table-cell>
          <table:table-cell office:value-type="date" office:date-value="1964-03-28T00:00:00" table:style-name="ce3">
            <text:p>28.3.1964</text:p>
          </table:table-cell>
          <table:table-cell office:value-type="string" table:style-name="ce1">
            <text:p>Javorová 15, Ostrava, 719 00</text:p>
          </table:table-cell>
          <table:table-cell office:value-type="string" table:style-name="ce1">
            <text:p>CK Kolík Hobby Bohumín "B"</text:p>
          </table:table-cell>
          <table:table-cell table:number-columns-repeated="16377"/>
        </table:table-row>
        <table:table-row table:style-name="ro1">
          <table:table-cell office:value-type="float" office:value="411" table:style-name="ce2">
            <text:p>41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Kubík</text:p>
          </table:table-cell>
          <table:table-cell office:value-type="string" table:style-name="ce1">
            <text:p>Josef</text:p>
          </table:table-cell>
          <table:table-cell office:value-type="date" office:date-value="1951-09-08T00:00:00" table:style-name="ce3">
            <text:p>8.9.1951</text:p>
          </table:table-cell>
          <table:table-cell office:value-type="string" table:style-name="ce1">
            <text:p>S.K.Neumanna 155, Bohumín, 735 19</text:p>
          </table:table-cell>
          <table:table-cell office:value-type="string" table:style-name="ce1">
            <text:p>CK Kolík Hobby Bohumín "B"</text:p>
          </table:table-cell>
          <table:table-cell table:number-columns-repeated="16377"/>
        </table:table-row>
        <table:table-row table:style-name="ro1">
          <table:table-cell office:value-type="float" office:value="417" table:style-name="ce2">
            <text:p>41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rozek</text:p>
          </table:table-cell>
          <table:table-cell office:value-type="string" table:style-name="ce1">
            <text:p>Jiří</text:p>
          </table:table-cell>
          <table:table-cell office:value-type="date" office:date-value="1956-03-10T00:00:00" table:style-name="ce3">
            <text:p>10.3.1956</text:p>
          </table:table-cell>
          <table:table-cell office:value-type="string" table:style-name="ce1">
            <text:p>Koukolná 10, Dětmarovice, 735 71</text:p>
          </table:table-cell>
          <table:table-cell office:value-type="string" table:style-name="ce1">
            <text:p>CK Kolík Hobby Bohumín "B"</text:p>
          </table:table-cell>
          <table:table-cell table:number-columns-repeated="16377"/>
        </table:table-row>
        <table:table-row table:style-name="ro1">
          <table:table-cell office:value-type="float" office:value="312" table:style-name="ce2">
            <text:p>31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Hrazdílek</text:p>
          </table:table-cell>
          <table:table-cell office:value-type="string" table:style-name="ce1">
            <text:p>Alois</text:p>
          </table:table-cell>
          <table:table-cell office:value-type="date" office:date-value="1960-11-04T00:00:00" table:style-name="ce4">
            <text:p>04.11.1960</text:p>
          </table:table-cell>
          <table:table-cell office:value-type="string" table:style-name="ce1">
            <text:p>Milíře 634, Václavovice,</text:p>
          </table:table-cell>
          <table:table-cell office:value-type="string" table:style-name="ce1">
            <text:p>CK Kolík Hobby Bohumín „A“</text:p>
          </table:table-cell>
          <table:table-cell table:number-columns-repeated="16377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ajčok</text:p>
          </table:table-cell>
          <table:table-cell office:value-type="string" table:style-name="ce1">
            <text:p>Jiří</text:p>
          </table:table-cell>
          <table:table-cell office:value-type="date" office:date-value="1957-06-20T00:00:00" table:style-name="ce4">
            <text:p>20.06.1957</text:p>
          </table:table-cell>
          <table:table-cell office:value-type="string" table:style-name="ce1">
            <text:p>Na podlesí 92/20, Vratimov, 739 32</text:p>
          </table:table-cell>
          <table:table-cell office:value-type="string" table:style-name="ce1">
            <text:p>CK Kolík Hobby Bohumín "B"</text:p>
          </table:table-cell>
          <table:table-cell table:number-columns-repeated="16377"/>
        </table:table-row>
        <table:table-row table:style-name="ro1">
          <table:table-cell office:value-type="float" office:value="412" table:style-name="ce2">
            <text:p>41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eszczynski</text:p>
          </table:table-cell>
          <table:table-cell office:value-type="string" table:style-name="ce1">
            <text:p>Ksawery</text:p>
          </table:table-cell>
          <table:table-cell office:value-type="date" office:date-value="1944-05-18T00:00:00" table:style-name="ce4">
            <text:p>18.05.1944</text:p>
          </table:table-cell>
          <table:table-cell office:value-type="string" table:style-name="ce1">
            <text:p>Anderska 11 a, Czestochowa,</text:p>
          </table:table-cell>
          <table:table-cell office:value-type="string" table:style-name="ce1">
            <text:p>CK Kolík Hobby Bohumín "B"</text:p>
          </table:table-cell>
          <table:table-cell table:number-columns-repeated="1637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latek</text:p>
          </table:table-cell>
          <table:table-cell office:value-type="string" table:style-name="ce1">
            <text:p>Vojtěch</text:p>
          </table:table-cell>
          <table:table-cell office:value-type="date" office:date-value="1994-02-21T00:00:00" table:style-name="ce4">
            <text:p>21.02.1994</text:p>
          </table:table-cell>
          <table:table-cell office:value-type="string" table:style-name="ce1">
            <text:p>Polní 964, Orlová Lutyně, 735 14</text:p>
          </table:table-cell>
          <table:table-cell office:value-type="string" table:style-name="ce1">
            <text:p>CK Orlík Orlová</text:p>
          </table:table-cell>
          <table:table-cell table:number-columns-repeated="16377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Uvíra</text:p>
          </table:table-cell>
          <table:table-cell office:value-type="string" table:style-name="ce1">
            <text:p>Václav</text:p>
          </table:table-cell>
          <table:table-cell office:value-type="date" office:date-value="1981-01-15T00:00:00" table:style-name="ce3">
            <text:p>15.1.1981</text:p>
          </table:table-cell>
          <table:table-cell office:value-type="string" table:style-name="ce1">
            <text:p>Obecní <text:s/>512, Albrechtice, 735 43</text:p>
          </table:table-cell>
          <table:table-cell office:value-type="string" table:style-name="ce1">
            <text:p>CK Orlík Orlová</text:p>
          </table:table-cell>
          <table:table-cell table:number-columns-repeated="16377"/>
        </table:table-row>
        <table:table-row table:style-name="ro1">
          <table:table-cell office:value-type="float" office:value="419" table:style-name="ce2">
            <text:p>41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ěgřimek</text:p>
          </table:table-cell>
          <table:table-cell office:value-type="string" table:style-name="ce1">
            <text:p>Milan</text:p>
          </table:table-cell>
          <table:table-cell office:value-type="date" office:date-value="1954-04-23T00:00:00" table:style-name="ce3">
            <text:p>23.4.1954</text:p>
          </table:table-cell>
          <table:table-cell office:value-type="string" table:style-name="ce1">
            <text:p>Okrajová 519, Těrlicko, 735 42</text:p>
          </table:table-cell>
          <table:table-cell office:value-type="string" table:style-name="ce1">
            <text:p>CK Orlík Orlová</text:p>
          </table:table-cell>
          <table:table-cell table:number-columns-repeated="16377"/>
        </table:table-row>
        <table:table-row table:style-name="ro1">
          <table:table-cell office:value-type="float" office:value="423" table:style-name="ce2">
            <text:p>42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avka</text:p>
          </table:table-cell>
          <table:table-cell office:value-type="string" table:style-name="ce1">
            <text:p>Miroslav</text:p>
          </table:table-cell>
          <table:table-cell office:value-type="date" office:date-value="1955-12-28T00:00:00" table:style-name="ce3">
            <text:p>28.12.1955</text:p>
          </table:table-cell>
          <table:table-cell office:value-type="string" table:style-name="ce1">
            <text:p>Mánesova 138, Havířov, 736 01</text:p>
          </table:table-cell>
          <table:table-cell office:value-type="string" table:style-name="ce1">
            <text:p>CK Orlík Orlová</text:p>
          </table:table-cell>
          <table:table-cell table:number-columns-repeated="16377"/>
        </table:table-row>
        <table:table-row table:style-name="ro1">
          <table:table-cell office:value-type="float" office:value="509" table:style-name="ce2">
            <text:p>509</text:p>
          </table:table-cell>
          <table:table-cell office:value-type="string" table:style-name="ce1">
            <text:p>Ž</text:p>
          </table:table-cell>
          <table:table-cell office:value-type="string" table:style-name="ce1">
            <text:p>Halmová</text:p>
          </table:table-cell>
          <table:table-cell office:value-type="string" table:style-name="ce1">
            <text:p>Eva</text:p>
          </table:table-cell>
          <table:table-cell office:value-type="date" office:date-value="1983-05-31T00:00:00" table:style-name="ce3">
            <text:p>31.5.1983</text:p>
          </table:table-cell>
          <table:table-cell office:value-type="string" table:style-name="ce1">
            <text:p>Fibichova 21, Havířov, 736 01</text:p>
          </table:table-cell>
          <table:table-cell office:value-type="string" table:style-name="ce1">
            <text:p>CK Orlík Orlová</text:p>
          </table:table-cell>
          <table:table-cell table:number-columns-repeated="1637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řešťák</text:p>
          </table:table-cell>
          <table:table-cell office:value-type="string" table:style-name="ce1">
            <text:p>Filip</text:p>
          </table:table-cell>
          <table:table-cell office:value-type="date" office:date-value="1990-11-20T00:00:00" table:style-name="ce4">
            <text:p>20.11.1990</text:p>
          </table:table-cell>
          <table:table-cell office:value-type="string" table:style-name="ce1">
            <text:p>Kubíčkova 11, Brno, 635 00</text:p>
          </table:table-cell>
          <table:table-cell office:value-type="string" table:style-name="ce1">
            <text:p>CYCLING BRNO</text:p>
          </table:table-cell>
          <table:table-cell table:number-columns-repeated="16377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eišner</text:p>
          </table:table-cell>
          <table:table-cell office:value-type="string" table:style-name="ce1">
            <text:p>Libor</text:p>
          </table:table-cell>
          <table:table-cell office:value-type="date" office:date-value="1987-12-04T00:00:00" table:style-name="ce4">
            <text:p>04.12.1987</text:p>
          </table:table-cell>
          <table:table-cell office:value-type="string" table:style-name="ce1">
            <text:p>Holubická 678, Pozořice, 664 07</text:p>
          </table:table-cell>
          <table:table-cell office:value-type="string" table:style-name="ce1">
            <text:p>CYCLING BRNO</text:p>
          </table:table-cell>
          <table:table-cell table:number-columns-repeated="16377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Šmíd</text:p>
          </table:table-cell>
          <table:table-cell office:value-type="string" table:style-name="ce1">
            <text:p>Robert</text:p>
          </table:table-cell>
          <table:table-cell office:value-type="date" office:date-value="1978-07-14T00:00:00" table:style-name="ce4">
            <text:p>14.07.1978</text:p>
          </table:table-cell>
          <table:table-cell office:value-type="string" table:style-name="ce1">
            <text:p>Kavčí 8, Brno, 635 00</text:p>
          </table:table-cell>
          <table:table-cell office:value-type="string" table:style-name="ce1">
            <text:p>CYCLING BRNO</text:p>
          </table:table-cell>
          <table:table-cell table:number-columns-repeated="16377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ucharda</text:p>
          </table:table-cell>
          <table:table-cell office:value-type="string" table:style-name="ce1">
            <text:p>Pavel</text:p>
          </table:table-cell>
          <table:table-cell office:value-type="date" office:date-value="1970-09-19T00:00:00" table:style-name="ce4">
            <text:p>19.09.1970</text:p>
          </table:table-cell>
          <table:table-cell office:value-type="string" table:style-name="ce1">
            <text:p>Strakatého 15, Brno, 636 00</text:p>
          </table:table-cell>
          <table:table-cell office:value-type="string" table:style-name="ce1">
            <text:p>CYCLING BRNO</text:p>
          </table:table-cell>
          <table:table-cell table:number-columns-repeated="16377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Šváb</text:p>
          </table:table-cell>
          <table:table-cell office:value-type="string" table:style-name="ce1">
            <text:p>Miroslav</text:p>
          </table:table-cell>
          <table:table-cell office:value-type="date" office:date-value="1976-09-05T00:00:00" table:style-name="ce4">
            <text:p>05.09.1976</text:p>
          </table:table-cell>
          <table:table-cell office:value-type="string" table:style-name="ce1">
            <text:p>Blanenská 466, Rájec-Jestřebí, 769 02</text:p>
          </table:table-cell>
          <table:table-cell office:value-type="string" table:style-name="ce1">
            <text:p>CYCLING BRNO</text:p>
          </table:table-cell>
          <table:table-cell table:number-columns-repeated="16377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Vodička</text:p>
          </table:table-cell>
          <table:table-cell office:value-type="string" table:style-name="ce1">
            <text:p>Václav</text:p>
          </table:table-cell>
          <table:table-cell office:value-type="date" office:date-value="1972-10-12T00:00:00" table:style-name="ce4">
            <text:p>12.10.1972</text:p>
          </table:table-cell>
          <table:table-cell office:value-type="string" table:style-name="ce1">
            <text:p>Zeleného 63, Brno, 616 00</text:p>
          </table:table-cell>
          <table:table-cell office:value-type="string" table:style-name="ce1">
            <text:p>CYCLING BRNO</text:p>
          </table:table-cell>
          <table:table-cell table:number-columns-repeated="16377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eichel</text:p>
          </table:table-cell>
          <table:table-cell office:value-type="string" table:style-name="ce1">
            <text:p>Sebastian</text:p>
          </table:table-cell>
          <table:table-cell office:value-type="date" office:date-value="1994-06-08T00:00:00" table:style-name="ce3">
            <text:p>8.6.1994</text:p>
          </table:table-cell>
          <table:table-cell office:value-type="string" table:style-name="ce1">
            <text:p>Brožíkova 46, Krnov, 794 01</text:p>
          </table:table-cell>
          <table:table-cell office:value-type="string" table:style-name="ce1">
            <text:p>Cyklistika pro všechny Krnov</text:p>
          </table:table-cell>
          <table:table-cell table:number-columns-repeated="16377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etřík</text:p>
          </table:table-cell>
          <table:table-cell office:value-type="string" table:style-name="ce1">
            <text:p>Zdeněk</text:p>
          </table:table-cell>
          <table:table-cell office:value-type="date" office:date-value="1980-01-15T00:00:00" table:style-name="ce3">
            <text:p>15.1.1980</text:p>
          </table:table-cell>
          <table:table-cell office:value-type="string" table:style-name="ce1">
            <text:p>Sovova 9, Krnov, 794 01</text:p>
          </table:table-cell>
          <table:table-cell office:value-type="string" table:style-name="ce1">
            <text:p>Cyklistika pro všechny Krnov</text:p>
          </table:table-cell>
          <table:table-cell table:number-columns-repeated="16377"/>
        </table:table-row>
        <table:table-row table:style-name="ro1">
          <table:table-cell office:value-type="float" office:value="309" table:style-name="ce2">
            <text:p>309</text:p>
          </table:table-cell>
          <table:table-cell office:value-type="string" table:style-name="ce1">
            <text:p>D</text:p>
          </table:table-cell>
          <table:table-cell office:value-type="string" table:style-name="ce1">
            <text:p>Daňhel</text:p>
          </table:table-cell>
          <table:table-cell office:value-type="string" table:style-name="ce1">
            <text:p>Mojmír</text:p>
          </table:table-cell>
          <table:table-cell office:value-type="date" office:date-value="1964-01-15T00:00:00" table:style-name="ce4">
            <text:p>15.01.1964</text:p>
          </table:table-cell>
          <table:table-cell office:value-type="string" table:style-name="ce1">
            <text:p>Úvoz 3, Krnov, 794 01</text:p>
          </table:table-cell>
          <table:table-cell office:value-type="string" table:style-name="ce1">
            <text:p>Cyklistika pro všechny Krnov</text:p>
          </table:table-cell>
          <table:table-cell table:number-columns-repeated="16377"/>
        </table:table-row>
        <table:table-row table:style-name="ro1">
          <table:table-cell office:value-type="float" office:value="401" table:style-name="ce2">
            <text:p>40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aněček</text:p>
          </table:table-cell>
          <table:table-cell office:value-type="string" table:style-name="ce1">
            <text:p>Pavel</text:p>
          </table:table-cell>
          <table:table-cell office:value-type="date" office:date-value="1951-07-07T00:00:00" table:style-name="ce3">
            <text:p>7.7.1951</text:p>
          </table:table-cell>
          <table:table-cell office:value-type="string" table:style-name="ce1">
            <text:p>Družstevní 48, Krnov, 794 01</text:p>
          </table:table-cell>
          <table:table-cell office:value-type="string" table:style-name="ce1">
            <text:p>Cyklistika pro všechny Krnov</text:p>
          </table:table-cell>
          <table:table-cell table:number-columns-repeated="16377"/>
        </table:table-row>
        <table:table-row table:style-name="ro1">
          <table:table-cell office:value-type="float" office:value="505" table:style-name="ce2">
            <text:p>505</text:p>
          </table:table-cell>
          <table:table-cell office:value-type="string" table:style-name="ce1">
            <text:p>Ž</text:p>
          </table:table-cell>
          <table:table-cell office:value-type="string" table:style-name="ce1">
            <text:p>Daněčková</text:p>
          </table:table-cell>
          <table:table-cell office:value-type="string" table:style-name="ce1">
            <text:p>Romana</text:p>
          </table:table-cell>
          <table:table-cell office:value-type="date" office:date-value="1978-10-12T00:00:00" table:style-name="ce3">
            <text:p>12.10.1978</text:p>
          </table:table-cell>
          <table:table-cell office:value-type="string" table:style-name="ce1">
            <text:p>Družstevní 48, Krnov, 794 01</text:p>
          </table:table-cell>
          <table:table-cell office:value-type="string" table:style-name="ce1">
            <text:p>Cyklistika pro všechny Krnov</text:p>
          </table:table-cell>
          <table:table-cell table:number-columns-repeated="16377"/>
        </table:table-row>
        <table:table-row table:style-name="ro1">
          <table:table-cell office:value-type="float" office:value="506" table:style-name="ce2">
            <text:p>506</text:p>
          </table:table-cell>
          <table:table-cell office:value-type="string" table:style-name="ce1">
            <text:p>Ž</text:p>
          </table:table-cell>
          <table:table-cell office:value-type="string" table:style-name="ce1">
            <text:p>Dohnalová</text:p>
          </table:table-cell>
          <table:table-cell office:value-type="string" table:style-name="ce1">
            <text:p>Jaroslava</text:p>
          </table:table-cell>
          <table:table-cell office:value-type="date" office:date-value="1972-03-15T00:00:00" table:style-name="ce3">
            <text:p>15.3.1972</text:p>
          </table:table-cell>
          <table:table-cell office:value-type="string" table:style-name="ce1">
            <text:p>Vrchlického 19, Krnov, 794 01</text:p>
          </table:table-cell>
          <table:table-cell office:value-type="string" table:style-name="ce1">
            <text:p>Cyklistika pro všechny Krnov</text:p>
          </table:table-cell>
          <table:table-cell table:number-columns-repeated="16377"/>
        </table:table-row>
        <table:table-row table:style-name="ro1">
          <table:table-cell office:value-type="float" office:value="511" table:style-name="ce2">
            <text:p>511</text:p>
          </table:table-cell>
          <table:table-cell office:value-type="string" table:style-name="ce1">
            <text:p>Ž</text:p>
          </table:table-cell>
          <table:table-cell office:value-type="string" table:style-name="ce1">
            <text:p>Lantová</text:p>
          </table:table-cell>
          <table:table-cell office:value-type="string" table:style-name="ce1">
            <text:p>Romana</text:p>
          </table:table-cell>
          <table:table-cell office:value-type="date" office:date-value="1997-05-14T00:00:00" table:style-name="ce3">
            <text:p>14.5.1997</text:p>
          </table:table-cell>
          <table:table-cell office:value-type="string" table:style-name="ce1">
            <text:p>Zátor 109</text:p>
          </table:table-cell>
          <table:table-cell office:value-type="string" table:style-name="ce1">
            <text:p>Cyklistika pro všechny Krnov</text:p>
          </table:table-cell>
          <table:table-cell table:number-columns-repeated="16377"/>
        </table:table-row>
        <table:table-row table:style-name="ro1">
          <table:table-cell office:value-type="float" office:value="512" table:style-name="ce2">
            <text:p>512</text:p>
          </table:table-cell>
          <table:table-cell office:value-type="string" table:style-name="ce1">
            <text:p>Ž</text:p>
          </table:table-cell>
          <table:table-cell office:value-type="string" table:style-name="ce1">
            <text:p>Lantová</text:p>
          </table:table-cell>
          <table:table-cell office:value-type="string" table:style-name="ce1">
            <text:p>Romana</text:p>
          </table:table-cell>
          <table:table-cell office:value-type="date" office:date-value="1972-02-06T00:00:00" table:style-name="ce3">
            <text:p>6.2.1972</text:p>
          </table:table-cell>
          <table:table-cell office:value-type="string" table:style-name="ce1">
            <text:p>Zátor 109</text:p>
          </table:table-cell>
          <table:table-cell office:value-type="string" table:style-name="ce1">
            <text:p>Cyklistika pro všechny Krnov</text:p>
          </table:table-cell>
          <table:table-cell table:number-columns-repeated="16377"/>
        </table:table-row>
        <table:table-row table:style-name="ro1">
          <table:table-cell office:value-type="float" office:value="703" table:style-name="ce2">
            <text:p>70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ladus</text:p>
          </table:table-cell>
          <table:table-cell office:value-type="string" table:style-name="ce1">
            <text:p>Szymon</text:p>
          </table:table-cell>
          <table:table-cell office:value-type="date" office:date-value="1998-12-28T00:00:00" table:style-name="ce4">
            <text:p>28.12.1998</text:p>
          </table:table-cell>
          <table:table-cell office:value-type="string" table:style-name="ce1">
            <text:p>Polná 2, Glubczyce</text:p>
          </table:table-cell>
          <table:table-cell office:value-type="string" table:style-name="ce1">
            <text:p>Cyklistika pro všechny Krnov</text:p>
          </table:table-cell>
          <table:table-cell table:number-columns-repeated="16377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ukša</text:p>
          </table:table-cell>
          <table:table-cell office:value-type="string" table:style-name="ce1">
            <text:p>David</text:p>
          </table:table-cell>
          <table:table-cell office:value-type="date" office:date-value="1992-09-27T00:00:00" table:style-name="ce4">
            <text:p>27.09.1992</text:p>
          </table:table-cell>
          <table:table-cell office:value-type="string" table:style-name="ce1">
            <text:p>Stachovice 11, Fulnek, 742 45</text:p>
          </table:table-cell>
          <table:table-cell office:value-type="string" table:style-name="ce1">
            <text:p>Cyklokramo Suchdol nad Odrou</text:p>
          </table:table-cell>
          <table:table-cell table:number-columns-repeated="16377"/>
        </table:table-row>
        <table:table-row table:style-name="ro1">
          <table:table-cell office:value-type="float" office:value="420" table:style-name="ce2">
            <text:p>4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ekarčík</text:p>
          </table:table-cell>
          <table:table-cell office:value-type="string" table:style-name="ce1">
            <text:p>Jiří</text:p>
          </table:table-cell>
          <table:table-cell office:value-type="date" office:date-value="1953-05-01T00:00:00" table:style-name="ce3">
            <text:p>1.5.1953</text:p>
          </table:table-cell>
          <table:table-cell office:value-type="string" table:style-name="ce1">
            <text:p>Havlíčkova 11, Nový Jičín, 741 01</text:p>
          </table:table-cell>
          <table:table-cell office:value-type="string" table:style-name="ce1">
            <text:p>Cyklokramo Suchdol nad Odrou</text:p>
          </table:table-cell>
          <table:table-cell table:number-columns-repeated="16377"/>
        </table:table-row>
        <table:table-row table:style-name="ro1">
          <table:table-cell office:value-type="float" office:value="426" table:style-name="ce2">
            <text:p>42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Toman</text:p>
          </table:table-cell>
          <table:table-cell office:value-type="string" table:style-name="ce1">
            <text:p>Vladislav</text:p>
          </table:table-cell>
          <table:table-cell office:value-type="date" office:date-value="1953-05-10T00:00:00" table:style-name="ce3">
            <text:p>10.5.1953</text:p>
          </table:table-cell>
          <table:table-cell office:value-type="string" table:style-name="ce1">
            <text:p>Straník 162, Nový Jičín, 741 01</text:p>
          </table:table-cell>
          <table:table-cell office:value-type="string" table:style-name="ce1">
            <text:p>Cyklokramo Suchdol nad Odrou</text:p>
          </table:table-cell>
          <table:table-cell table:number-columns-repeated="16377"/>
        </table:table-row>
        <table:table-row table:style-name="ro1">
          <table:table-cell office:value-type="float" office:value="513" table:style-name="ce2">
            <text:p>513</text:p>
          </table:table-cell>
          <table:table-cell office:value-type="string" table:style-name="ce1">
            <text:p>Ž</text:p>
          </table:table-cell>
          <table:table-cell office:value-type="string" table:style-name="ce1">
            <text:p>Pargačová</text:p>
          </table:table-cell>
          <table:table-cell office:value-type="string" table:style-name="ce1">
            <text:p>Marcela</text:p>
          </table:table-cell>
          <table:table-cell office:value-type="date" office:date-value="1963-08-20T00:00:00" table:style-name="ce4">
            <text:p>20.08.1963</text:p>
          </table:table-cell>
          <table:table-cell office:value-type="string" table:style-name="ce1">
            <text:p>Veřovice 469, 742 73</text:p>
          </table:table-cell>
          <table:table-cell office:value-type="string" table:style-name="ce1">
            <text:p>Cyklokramo Suchdol nad Odrou</text:p>
          </table:table-cell>
          <table:table-cell table:number-columns-repeated="16377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ohnal</text:p>
          </table:table-cell>
          <table:table-cell office:value-type="string" table:style-name="ce1">
            <text:p>Tomáš</text:p>
          </table:table-cell>
          <table:table-cell office:value-type="date" office:date-value="1980-07-08T00:00:00" table:style-name="ce3">
            <text:p>8.7.1980</text:p>
          </table:table-cell>
          <table:table-cell office:value-type="string" table:style-name="ce1">
            <text:p>Nová ulice 498, Suchdol n.Odrou, 742 01</text:p>
          </table:table-cell>
          <table:table-cell office:value-type="string" table:style-name="ce1">
            <text:p>Cyklokramo Suchdol nad Odrou</text:p>
          </table:table-cell>
          <table:table-cell table:number-columns-repeated="16377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Kozák</text:p>
          </table:table-cell>
          <table:table-cell office:value-type="string" table:style-name="ce1">
            <text:p>Pavel</text:p>
          </table:table-cell>
          <table:table-cell office:value-type="date" office:date-value="1984-04-09T00:00:00" table:style-name="ce3">
            <text:p>9.4.1984</text:p>
          </table:table-cell>
          <table:table-cell office:value-type="string" table:style-name="ce1">
            <text:p>Nová ulice 544, Suchdol n.Odrou, 742 01</text:p>
          </table:table-cell>
          <table:table-cell office:value-type="string" table:style-name="ce1">
            <text:p>Cyklokramo Suchdol nad Odrou</text:p>
          </table:table-cell>
          <table:table-cell table:number-columns-repeated="16377"/>
        </table:table-row>
        <table:table-row table:style-name="ro1">
          <table:table-cell office:value-type="float" office:value="304" table:style-name="ce2">
            <text:p>30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damčík</text:p>
          </table:table-cell>
          <table:table-cell office:value-type="string" table:style-name="ce1">
            <text:p>Miroslav</text:p>
          </table:table-cell>
          <table:table-cell office:value-type="date" office:date-value="1957-09-29T00:00:00" table:style-name="ce3">
            <text:p>29.9.1957</text:p>
          </table:table-cell>
          <table:table-cell office:value-type="string" table:style-name="ce1">
            <text:p>R.Melče 288, Nový Jičín, 741 03</text:p>
          </table:table-cell>
          <table:table-cell office:value-type="string" table:style-name="ce1">
            <text:p>Cyklokramo Suchdol nad Odrou</text:p>
          </table:table-cell>
          <table:table-cell table:number-columns-repeated="16377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ubeník</text:p>
          </table:table-cell>
          <table:table-cell office:value-type="string" table:style-name="ce3">
            <text:p>Jiří</text:p>
          </table:table-cell>
          <table:table-cell office:value-type="date" office:date-value="1989-08-15T00:00:00" table:style-name="ce3">
            <text:p>15.8.1989</text:p>
          </table:table-cell>
          <table:table-cell office:value-type="string" table:style-name="ce1">
            <text:p>Kúty 492, Frýdlant nad Ostravicí, 739 11</text:p>
          </table:table-cell>
          <table:table-cell office:value-type="string" table:style-name="ce1">
            <text:p>Cykloservis MB</text:p>
          </table:table-cell>
          <table:table-cell table:number-columns-repeated="16377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abán</text:p>
          </table:table-cell>
          <table:table-cell office:value-type="string" table:style-name="ce1">
            <text:p>Marcel</text:p>
          </table:table-cell>
          <table:table-cell office:value-type="date" office:date-value="1976-05-28T00:00:00" table:style-name="ce3">
            <text:p>28.5.1976</text:p>
          </table:table-cell>
          <table:table-cell office:value-type="string" table:style-name="ce1">
            <text:p>Střítež 132, 739 59</text:p>
          </table:table-cell>
          <table:table-cell office:value-type="string" table:style-name="ce1">
            <text:p>Cykloservis MB</text:p>
          </table:table-cell>
          <table:table-cell table:number-columns-repeated="16377"/>
        </table:table-row>
        <table:table-row table:style-name="ro1">
          <table:table-cell office:value-type="float" office:value="207" table:style-name="ce2">
            <text:p>20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Červený</text:p>
          </table:table-cell>
          <table:table-cell office:value-type="string" table:style-name="ce1">
            <text:p>Lukáš</text:p>
          </table:table-cell>
          <table:table-cell office:value-type="date" office:date-value="1975-09-22T00:00:00" table:style-name="ce3">
            <text:p>22.9.1975</text:p>
          </table:table-cell>
          <table:table-cell office:value-type="string" table:style-name="ce1">
            <text:p>Stavbařů 2202, Karviná-Mizerov, 734 01</text:p>
          </table:table-cell>
          <table:table-cell office:value-type="string" table:style-name="ce1">
            <text:p>Cykloservis MB</text:p>
          </table:table-cell>
          <table:table-cell table:number-columns-repeated="16377"/>
        </table:table-row>
        <table:table-row table:style-name="ro1">
          <table:table-cell office:value-type="float" office:value="218" table:style-name="ce2">
            <text:p>21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Kubala</text:p>
          </table:table-cell>
          <table:table-cell office:value-type="string" table:style-name="ce1">
            <text:p>Janusz</text:p>
          </table:table-cell>
          <table:table-cell office:value-type="date" office:date-value="1973-06-24T00:00:00" table:style-name="ce3">
            <text:p>24.6.1973</text:p>
          </table:table-cell>
          <table:table-cell office:value-type="string" table:style-name="ce1">
            <text:p>Družstevní 1962, Karviná, 733 01</text:p>
          </table:table-cell>
          <table:table-cell office:value-type="string" table:style-name="ce1">
            <text:p>Cykloservis MB</text:p>
          </table:table-cell>
          <table:table-cell table:number-columns-repeated="16377"/>
        </table:table-row>
        <table:table-row table:style-name="ro1">
          <table:table-cell office:value-type="float" office:value="421" table:style-name="ce2">
            <text:p>4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Pilecki</text:p>
          </table:table-cell>
          <table:table-cell office:value-type="string" table:style-name="ce1">
            <text:p>Stanislav</text:p>
          </table:table-cell>
          <table:table-cell office:value-type="date" office:date-value="1955-09-04T00:00:00" table:style-name="ce3">
            <text:p>4.9.1955</text:p>
          </table:table-cell>
          <table:table-cell office:value-type="string" table:style-name="ce1">
            <text:p>ČSA 2932, Karviná 8, 733 01</text:p>
          </table:table-cell>
          <table:table-cell office:value-type="string" table:style-name="ce1">
            <text:p>Cykloservis MB</text:p>
          </table:table-cell>
          <table:table-cell table:number-columns-repeated="16377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taněk</text:p>
          </table:table-cell>
          <table:table-cell office:value-type="string" table:style-name="ce1">
            <text:p>Pavel</text:p>
          </table:table-cell>
          <table:table-cell office:value-type="date" office:date-value="1977-08-22T00:00:00" table:style-name="ce3">
            <text:p>22.8.1977</text:p>
          </table:table-cell>
          <table:table-cell office:value-type="string" table:style-name="ce1">
            <text:p>Petřvald 263, 742 60</text:p>
          </table:table-cell>
          <table:table-cell office:value-type="string" table:style-name="ce1">
            <text:p>Cyklosport Přikryl Stará Ves n. Ondřejnicí</text:p>
          </table:table-cell>
          <table:table-cell table:number-columns-repeated="16377"/>
        </table:table-row>
        <table:table-row table:style-name="ro1">
          <table:table-cell office:value-type="float" office:value="416" table:style-name="ce2">
            <text:p>41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rnůštík</text:p>
          </table:table-cell>
          <table:table-cell office:value-type="string" table:style-name="ce1">
            <text:p>Josef</text:p>
          </table:table-cell>
          <table:table-cell office:value-type="date" office:date-value="1951-05-03T00:00:00" table:style-name="ce3">
            <text:p>3.5.1951</text:p>
          </table:table-cell>
          <table:table-cell office:value-type="string" table:style-name="ce1">
            <text:p>Nový Hrozenkov 683, 756 04</text:p>
          </table:table-cell>
          <table:table-cell office:value-type="string" table:style-name="ce1">
            <text:p>Cyklotech-Pro a Mrnůštík</text:p>
          </table:table-cell>
          <table:table-cell table:number-columns-repeated="16377"/>
        </table:table-row>
        <table:table-row table:style-name="ro1">
          <table:table-cell office:value-type="float" office:value="318" table:style-name="ce2">
            <text:p>31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rawczyk</text:p>
          </table:table-cell>
          <table:table-cell office:value-type="string" table:style-name="ce1">
            <text:p>Andrzej</text:p>
          </table:table-cell>
          <table:table-cell office:value-type="date" office:date-value="1959-11-18T00:00:00" table:style-name="ce3">
            <text:p>18.11.1959</text:p>
          </table:table-cell>
          <table:table-cell office:value-type="string" table:style-name="ce1">
            <text:p>Opolska 19/7, Zabrze, Polska</text:p>
          </table:table-cell>
          <table:table-cell office:value-type="string" table:style-name="ce1">
            <text:p>CZERNICA MASTERS</text:p>
          </table:table-cell>
          <table:table-cell table:number-columns-repeated="16377"/>
        </table:table-row>
        <table:table-row table:style-name="ro1">
          <table:table-cell office:value-type="float" office:value="321" table:style-name="ce2">
            <text:p>32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Lawicki</text:p>
          </table:table-cell>
          <table:table-cell office:value-type="string" table:style-name="ce1">
            <text:p>Dariusz</text:p>
          </table:table-cell>
          <table:table-cell office:value-type="date" office:date-value="1959-11-06T00:00:00" table:style-name="ce3">
            <text:p>6.11.1959</text:p>
          </table:table-cell>
          <table:table-cell office:value-type="string" table:style-name="ce1">
            <text:p>Wolnosci 17, Czernica, Polska</text:p>
          </table:table-cell>
          <table:table-cell office:value-type="string" table:style-name="ce1">
            <text:p>CZERNICA MASTERS</text:p>
          </table:table-cell>
          <table:table-cell table:number-columns-repeated="16377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umiński</text:p>
          </table:table-cell>
          <table:table-cell office:value-type="string" table:style-name="ce1">
            <text:p>Stanislaw</text:p>
          </table:table-cell>
          <table:table-cell office:value-type="date" office:date-value="1959-03-01T00:00:00" table:style-name="ce3">
            <text:p>1.3.1959</text:p>
          </table:table-cell>
          <table:table-cell office:value-type="string" table:style-name="ce1">
            <text:p>Wolnośti 258/3, Zabrze, Polska</text:p>
          </table:table-cell>
          <table:table-cell office:value-type="string" table:style-name="ce1">
            <text:p>CZERNICA MASTERS</text:p>
          </table:table-cell>
          <table:table-cell table:number-columns-repeated="16377"/>
        </table:table-row>
        <table:table-row table:style-name="ro1">
          <table:table-cell office:value-type="float" office:value="338" table:style-name="ce2">
            <text:p>33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awrzynkiewicz</text:p>
          </table:table-cell>
          <table:table-cell office:value-type="string" table:style-name="ce1">
            <text:p>Edward</text:p>
          </table:table-cell>
          <table:table-cell office:value-type="date" office:date-value="1962-10-07T00:00:00" table:style-name="ce4">
            <text:p>07.10.1962</text:p>
          </table:table-cell>
          <table:table-cell office:value-type="string" table:style-name="ce1">
            <text:p>Ch.de Gaulle'a 73/5, Zabrze, Polska</text:p>
          </table:table-cell>
          <table:table-cell office:value-type="string" table:style-name="ce1">
            <text:p>CZERNICA MASTERS</text:p>
          </table:table-cell>
          <table:table-cell table:number-columns-repeated="16377"/>
        </table:table-row>
        <table:table-row table:style-name="ro1">
          <table:table-cell office:value-type="float" office:value="428" table:style-name="ce2">
            <text:p>42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Zdanowicz</text:p>
          </table:table-cell>
          <table:table-cell office:value-type="string" table:style-name="ce1">
            <text:p>Marek</text:p>
          </table:table-cell>
          <table:table-cell office:value-type="date" office:date-value="1955-01-19T00:00:00" table:style-name="ce4">
            <text:p>19.01.1955</text:p>
          </table:table-cell>
          <table:table-cell office:value-type="string" table:style-name="ce1">
            <text:p>Magnolii 11, Gliwice</text:p>
          </table:table-cell>
          <table:table-cell office:value-type="string" table:style-name="ce1">
            <text:p>CZERNICA MASTERS</text:p>
          </table:table-cell>
          <table:table-cell table:number-columns-repeated="1637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raus</text:p>
          </table:table-cell>
          <table:table-cell office:value-type="string" table:style-name="ce1">
            <text:p>Dariusz</text:p>
          </table:table-cell>
          <table:table-cell office:value-type="date" office:date-value="1990-11-26T00:00:00" table:style-name="ce4">
            <text:p>26.11.1990</text:p>
          </table:table-cell>
          <table:table-cell office:value-type="string" table:style-name="ce1">
            <text:p>Rozana 5/3, Pilszcz 48-130</text:p>
          </table:table-cell>
          <table:table-cell office:value-type="string" table:style-name="ce1">
            <text:p>DAR BUD TEAM</text:p>
          </table:table-cell>
          <table:table-cell table:number-columns-repeated="1637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usidlo</text:p>
          </table:table-cell>
          <table:table-cell office:value-type="string" table:style-name="ce1">
            <text:p>Mariusz</text:p>
          </table:table-cell>
          <table:table-cell office:value-type="date" office:date-value="1987-12-18T00:00:00" table:style-name="ce3">
            <text:p>18.12.1987</text:p>
          </table:table-cell>
          <table:table-cell office:value-type="string" table:style-name="ce1">
            <text:p>Górnoślaska 152 B, Rybnik</text:p>
          </table:table-cell>
          <table:table-cell office:value-type="string" table:style-name="ce1">
            <text:p>DAR BUD TEAM</text:p>
          </table:table-cell>
          <table:table-cell table:number-columns-repeated="16377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uzyk</text:p>
          </table:table-cell>
          <table:table-cell office:value-type="string" table:style-name="ce1">
            <text:p>Mateusz</text:p>
          </table:table-cell>
          <table:table-cell office:value-type="date" office:date-value="1988-10-09T00:00:00" table:style-name="ce4">
            <text:p>09.10.1988</text:p>
          </table:table-cell>
          <table:table-cell office:value-type="string" table:style-name="ce1">
            <text:p>Lubotyn 103/5, 48-130</text:p>
          </table:table-cell>
          <table:table-cell office:value-type="string" table:style-name="ce1">
            <text:p>DAR BUD TEAM</text:p>
          </table:table-cell>
          <table:table-cell table:number-columns-repeated="16377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anczura</text:p>
          </table:table-cell>
          <table:table-cell office:value-type="string" table:style-name="ce1">
            <text:p>Piotr</text:p>
          </table:table-cell>
          <table:table-cell office:value-type="date" office:date-value="1971-06-29T00:00:00" table:style-name="ce4">
            <text:p>29.06.1971</text:p>
          </table:table-cell>
          <table:table-cell office:value-type="string" table:style-name="ce1">
            <text:p>Niekazanice 42, 48-140</text:p>
          </table:table-cell>
          <table:table-cell office:value-type="string" table:style-name="ce1">
            <text:p>DAR BUD TEAM</text:p>
          </table:table-cell>
          <table:table-cell table:number-columns-repeated="16377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Wyszynski</text:p>
          </table:table-cell>
          <table:table-cell office:value-type="string" table:style-name="ce1">
            <text:p>Dariusz</text:p>
          </table:table-cell>
          <table:table-cell office:value-type="date" office:date-value="1975-09-12T00:00:00" table:style-name="ce4">
            <text:p>12.09.1975</text:p>
          </table:table-cell>
          <table:table-cell office:value-type="string" table:style-name="ce1">
            <text:p>Szpitalna 4/2, Wojnowice, 47-470</text:p>
          </table:table-cell>
          <table:table-cell office:value-type="string" table:style-name="ce1">
            <text:p>DAR BUD TEAM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Hradil</text:p>
          </table:table-cell>
          <table:table-cell office:value-type="string" table:style-name="ce1">
            <text:p>Michal</text:p>
          </table:table-cell>
          <table:table-cell office:value-type="date" office:date-value="1987-09-07T00:00:00" table:style-name="ce4">
            <text:p>07.09.1987</text:p>
          </table:table-cell>
          <table:table-cell office:value-type="string" table:style-name="ce1">
            <text:p>Valachův Žleb 4890, Zlín, 760 05</text:p>
          </table:table-cell>
          <table:table-cell office:value-type="string" table:style-name="ce1">
            <text:p>FORCE KCK ZLÍN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osefík</text:p>
          </table:table-cell>
          <table:table-cell office:value-type="string" table:style-name="ce1">
            <text:p>Martin</text:p>
          </table:table-cell>
          <table:table-cell office:value-type="date" office:date-value="1995-02-08T00:00:00" table:style-name="ce4">
            <text:p>08.02.1995</text:p>
          </table:table-cell>
          <table:table-cell office:value-type="string" table:style-name="ce1">
            <text:p>Slavkovská 284, Horní Němčí, 687 64</text:p>
          </table:table-cell>
          <table:table-cell office:value-type="string" table:style-name="ce1">
            <text:p>FORCE KCK ZLÍN</text:p>
          </table:table-cell>
          <table:table-cell table:number-columns-repeated="16377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Hradil</text:p>
          </table:table-cell>
          <table:table-cell office:value-type="string" table:style-name="ce1">
            <text:p>Jiří</text:p>
          </table:table-cell>
          <table:table-cell office:value-type="date" office:date-value="1986-02-19T00:00:00" table:style-name="ce3">
            <text:p>19.2.1986</text:p>
          </table:table-cell>
          <table:table-cell office:value-type="string" table:style-name="ce1">
            <text:p>Valachův Žleb 4890, Zlín, 760 05</text:p>
          </table:table-cell>
          <table:table-cell office:value-type="string" table:style-name="ce1">
            <text:p>FORCE KCK ZLÍN</text:p>
          </table:table-cell>
          <table:table-cell table:number-columns-repeated="16377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Slavík</text:p>
          </table:table-cell>
          <table:table-cell office:value-type="string" table:style-name="ce1">
            <text:p>Jiří</text:p>
          </table:table-cell>
          <table:table-cell office:value-type="date" office:date-value="1979-03-16T00:00:00" table:style-name="ce3">
            <text:p>16.3.1979</text:p>
          </table:table-cell>
          <table:table-cell office:value-type="string" table:style-name="ce1">
            <text:p>Přestavlky 14, 750 02</text:p>
          </table:table-cell>
          <table:table-cell office:value-type="string" table:style-name="ce1">
            <text:p>FORCE KCK ZLÍN</text:p>
          </table:table-cell>
          <table:table-cell table:number-columns-repeated="16377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dvárka</text:p>
          </table:table-cell>
          <table:table-cell office:value-type="string" table:style-name="ce1">
            <text:p>Ivo</text:p>
          </table:table-cell>
          <table:table-cell office:value-type="date" office:date-value="1967-08-26T00:00:00" table:style-name="ce3">
            <text:p>26.8.1967</text:p>
          </table:table-cell>
          <table:table-cell office:value-type="string" table:style-name="ce1">
            <text:p>Mokrá 314, Zlín, 760 01</text:p>
          </table:table-cell>
          <table:table-cell office:value-type="string" table:style-name="ce1">
            <text:p>FORCE KCK ZLÍN</text:p>
          </table:table-cell>
          <table:table-cell table:number-columns-repeated="16377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aluška</text:p>
          </table:table-cell>
          <table:table-cell office:value-type="string" table:style-name="ce1">
            <text:p>Tomáš</text:p>
          </table:table-cell>
          <table:table-cell office:value-type="date" office:date-value="1970-06-30T00:00:00" table:style-name="ce3">
            <text:p>30.6.1970</text:p>
          </table:table-cell>
          <table:table-cell office:value-type="string" table:style-name="ce1">
            <text:p>Opavská 1110, Ostrava, 708 00</text:p>
          </table:table-cell>
          <table:table-cell office:value-type="string" table:style-name="ce1">
            <text:p>FORCE KCK ZLÍN</text:p>
          </table:table-cell>
          <table:table-cell table:number-columns-repeated="16377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edlář</text:p>
          </table:table-cell>
          <table:table-cell office:value-type="string" table:style-name="ce1">
            <text:p>Milan</text:p>
          </table:table-cell>
          <table:table-cell office:value-type="date" office:date-value="1971-05-18T00:00:00" table:style-name="ce4">
            <text:p>18.05.1971</text:p>
          </table:table-cell>
          <table:table-cell office:value-type="string" table:style-name="ce1">
            <text:p>U Trojáku 4647, Zlín, 760 05</text:p>
          </table:table-cell>
          <table:table-cell office:value-type="string" table:style-name="ce1">
            <text:p>CYKLOTEAM ZLÍN</text:p>
          </table:table-cell>
          <table:table-cell table:number-columns-repeated="16377"/>
        </table:table-row>
        <table:table-row table:style-name="ro1">
          <table:table-cell office:value-type="float" office:value="301" table:style-name="ce2">
            <text:p>30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elc</text:p>
          </table:table-cell>
          <table:table-cell office:value-type="string" table:style-name="ce1">
            <text:p>Ladislav</text:p>
          </table:table-cell>
          <table:table-cell office:value-type="date" office:date-value="1958-02-16T00:00:00" table:style-name="ce3">
            <text:p>16.2.1958</text:p>
          </table:table-cell>
          <table:table-cell office:value-type="string" table:style-name="ce1">
            <text:p>Borová 1696, Rožnov p.Radhoštěm, 756 61</text:p>
          </table:table-cell>
          <table:table-cell office:value-type="string" table:style-name="ce1">
            <text:p>FORCE KCK ZLÍN</text:p>
          </table:table-cell>
          <table:table-cell table:number-columns-repeated="16377"/>
        </table:table-row>
        <table:table-row table:style-name="ro1">
          <table:table-cell office:value-type="float" office:value="333" table:style-name="ce2">
            <text:p>33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lezák</text:p>
          </table:table-cell>
          <table:table-cell office:value-type="string" table:style-name="ce1">
            <text:p>Josef</text:p>
          </table:table-cell>
          <table:table-cell office:value-type="date" office:date-value="1959-09-30T00:00:00" table:style-name="ce3">
            <text:p>30.9.1959</text:p>
          </table:table-cell>
          <table:table-cell office:value-type="string" table:style-name="ce1">
            <text:p>Brodská 956, Nivnice, 687 51</text:p>
          </table:table-cell>
          <table:table-cell office:value-type="string" table:style-name="ce1">
            <text:p>FORCE KCK ZLÍN</text:p>
          </table:table-cell>
          <table:table-cell table:number-columns-repeated="16377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Zvoníček</text:p>
          </table:table-cell>
          <table:table-cell office:value-type="string" table:style-name="ce1">
            <text:p>Radomír</text:p>
          </table:table-cell>
          <table:table-cell office:value-type="date" office:date-value="1963-11-06T00:00:00" table:style-name="ce3">
            <text:p>6.11.1963</text:p>
          </table:table-cell>
          <table:table-cell office:value-type="string" table:style-name="ce1">
            <text:p>Slaměníkova 2, Přerov, 750 02</text:p>
          </table:table-cell>
          <table:table-cell office:value-type="string" table:style-name="ce1">
            <text:p>FORCE KCK ZLÍN</text:p>
          </table:table-cell>
          <table:table-cell table:number-columns-repeated="16377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Holona</text:p>
          </table:table-cell>
          <table:table-cell office:value-type="string" table:style-name="ce1">
            <text:p>Martin</text:p>
          </table:table-cell>
          <table:table-cell office:value-type="date" office:date-value="1977-07-10T00:00:00" table:style-name="ce3">
            <text:p>10.7.1977</text:p>
          </table:table-cell>
          <table:table-cell office:value-type="string" table:style-name="ce1">
            <text:p>Resslova 1079, Ostrava, 708 00</text:p>
          </table:table-cell>
          <table:table-cell office:value-type="string" table:style-name="ce1">
            <text:p>HPEL TEAM</text:p>
          </table:table-cell>
          <table:table-cell table:number-columns-repeated="16377"/>
        </table:table-row>
        <table:table-row table:style-name="ro1">
          <table:table-cell office:value-type="float" office:value="405" table:style-name="ce2">
            <text:p>40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aťa</text:p>
          </table:table-cell>
          <table:table-cell office:value-type="string" table:style-name="ce1">
            <text:p>Vladimír</text:p>
          </table:table-cell>
          <table:table-cell office:value-type="date" office:date-value="1950-09-27T00:00:00" table:style-name="ce4">
            <text:p>27.09.1950</text:p>
          </table:table-cell>
          <table:table-cell office:value-type="string" table:style-name="ce1">
            <text:p>Luční 4591, Zlín, 760 05</text:p>
          </table:table-cell>
          <table:table-cell office:value-type="string" table:style-name="ce1">
            <text:p>KCK cykloteam Zlín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Černý</text:p>
          </table:table-cell>
          <table:table-cell office:value-type="string" table:style-name="ce1">
            <text:p>Viktor</text:p>
          </table:table-cell>
          <table:table-cell office:value-type="date" office:date-value="1991-09-28T00:00:00" table:style-name="ce4">
            <text:p>28.09.1991</text:p>
          </table:table-cell>
          <table:table-cell office:value-type="string" table:style-name="ce1">
            <text:p>Lubno 307, Frýdlant n. O.</text:p>
          </table:table-cell>
          <table:table-cell office:value-type="string" table:style-name="ce1">
            <text:p>KILPI RACING TEAM OSTRAVA</text:p>
          </table:table-cell>
          <table:table-cell table:number-columns-repeated="1637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Konečný</text:p>
          </table:table-cell>
          <table:table-cell office:value-type="string" table:style-name="ce1">
            <text:p><text:s/>Dalibor</text:p>
          </table:table-cell>
          <table:table-cell office:value-type="date" office:date-value="1989-04-18T00:00:00" table:style-name="ce4">
            <text:p>18.04.1989</text:p>
          </table:table-cell>
          <table:table-cell office:value-type="string" table:style-name="ce1">
            <text:p>Bronzová 32, Ostrava, 710 00</text:p>
          </table:table-cell>
          <table:table-cell office:value-type="string" table:style-name="ce1">
            <text:p>KILPI RACING TEAM OSTRAVA</text:p>
          </table:table-cell>
          <table:table-cell table:number-columns-repeated="16377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Dužík</text:p>
          </table:table-cell>
          <table:table-cell office:value-type="string" table:style-name="ce1">
            <text:p>Josef</text:p>
          </table:table-cell>
          <table:table-cell office:value-type="date" office:date-value="1985-11-17T00:00:00" table:style-name="ce3">
            <text:p>17.11.1985</text:p>
          </table:table-cell>
          <table:table-cell office:value-type="string" table:style-name="ce1">
            <text:p>Erbenova 840/5, Havířov, 736 01</text:p>
          </table:table-cell>
          <table:table-cell office:value-type="string" table:style-name="ce1">
            <text:p>KILPI RACING TEAM OSTRAVA</text:p>
          </table:table-cell>
          <table:table-cell table:number-columns-repeated="16377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otyka</text:p>
          </table:table-cell>
          <table:table-cell office:value-type="string" table:style-name="ce1">
            <text:p>Patrik</text:p>
          </table:table-cell>
          <table:table-cell office:value-type="date" office:date-value="1985-07-11T00:00:00" table:style-name="ce3">
            <text:p>11.7.1985</text:p>
          </table:table-cell>
          <table:table-cell office:value-type="string" table:style-name="ce1">
            <text:p>Těšínská 138, Ostrava, 702 00</text:p>
          </table:table-cell>
          <table:table-cell office:value-type="string" table:style-name="ce1">
            <text:p>KILPI RACING TEAM OSTRAVA</text:p>
          </table:table-cell>
          <table:table-cell table:number-columns-repeated="16377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Fryc</text:p>
          </table:table-cell>
          <table:table-cell office:value-type="string" table:style-name="ce1">
            <text:p>Bohdan</text:p>
          </table:table-cell>
          <table:table-cell office:value-type="date" office:date-value="1976-03-29T00:00:00" table:style-name="ce3">
            <text:p>29.3.1976</text:p>
          </table:table-cell>
          <table:table-cell office:value-type="string" table:style-name="ce1">
            <text:p>Mjr.Nováka 22, Ostrava, 700 30</text:p>
          </table:table-cell>
          <table:table-cell office:value-type="string" table:style-name="ce1">
            <text:p>KILPI RACING TEAM OSTRAVA</text:p>
          </table:table-cell>
          <table:table-cell table:number-columns-repeated="16377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Kaiser</text:p>
          </table:table-cell>
          <table:table-cell office:value-type="string" table:style-name="ce1">
            <text:p>Zdeněk</text:p>
          </table:table-cell>
          <table:table-cell office:value-type="date" office:date-value="1970-07-16T00:00:00" table:style-name="ce3">
            <text:p>16.7.1970</text:p>
          </table:table-cell>
          <table:table-cell office:value-type="string" table:style-name="ce1">
            <text:p>Petrovice u Karviné 618, 735 72</text:p>
          </table:table-cell>
          <table:table-cell office:value-type="string" table:style-name="ce1">
            <text:p>KILPI RACING TEAM OSTRAVA</text:p>
          </table:table-cell>
          <table:table-cell table:number-columns-repeated="16377"/>
        </table:table-row>
        <table:table-row table:style-name="ro1">
          <table:table-cell office:value-type="float" office:value="323" table:style-name="ce2">
            <text:p>32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otyka</text:p>
          </table:table-cell>
          <table:table-cell office:value-type="string" table:style-name="ce1">
            <text:p>Tomáš</text:p>
          </table:table-cell>
          <table:table-cell office:value-type="date" office:date-value="1963-04-29T00:00:00" table:style-name="ce3">
            <text:p>29.4.1963</text:p>
          </table:table-cell>
          <table:table-cell office:value-type="string" table:style-name="ce1">
            <text:p>Sklářova 1/32, Ostrava, 712 00</text:p>
          </table:table-cell>
          <table:table-cell office:value-type="string" table:style-name="ce1">
            <text:p>KILPI RACING TEAM OSTRAVA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Jakl</text:p>
          </table:table-cell>
          <table:table-cell office:value-type="string" table:style-name="ce1">
            <text:p>Tomáš</text:p>
          </table:table-cell>
          <table:table-cell office:value-type="date" office:date-value="1994-12-13T00:00:00" table:style-name="ce3">
            <text:p>13.12.1994</text:p>
          </table:table-cell>
          <table:table-cell office:value-type="string" table:style-name="ce1">
            <text:p>Zimmlerova 27, Ostrava, 700 30</text:p>
          </table:table-cell>
          <table:table-cell office:value-type="string" table:style-name="ce1">
            <text:p>Lowell Pro Šafrata Team Bohumín</text:p>
          </table:table-cell>
          <table:table-cell table:number-columns-repeated="16377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Stolařík</text:p>
          </table:table-cell>
          <table:table-cell office:value-type="string" table:style-name="ce1">
            <text:p>Tomáš</text:p>
          </table:table-cell>
          <table:table-cell office:value-type="date" office:date-value="1994-09-04T00:00:00" table:style-name="ce4">
            <text:p>04.09.1994</text:p>
          </table:table-cell>
          <table:table-cell office:value-type="string" table:style-name="ce1">
            <text:p>J. Matuška 9/31, Ostrava, 70030</text:p>
          </table:table-cell>
          <table:table-cell office:value-type="string" table:style-name="ce1">
            <text:p>Lowell Pro Šafrata Team Bohumín</text:p>
          </table:table-cell>
          <table:table-cell table:number-columns-repeated="16377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Gruchala</text:p>
          </table:table-cell>
          <table:table-cell office:value-type="string" table:style-name="ce1">
            <text:p>Vojtěch</text:p>
          </table:table-cell>
          <table:table-cell office:value-type="date" office:date-value="1983-07-27T00:00:00" table:style-name="ce3">
            <text:p>27.7.1983</text:p>
          </table:table-cell>
          <table:table-cell office:value-type="string" table:style-name="ce1">
            <text:p>A.Hrdličky 1634/22, Ostrava-Poruba, 708 00</text:p>
          </table:table-cell>
          <table:table-cell office:value-type="string" table:style-name="ce1">
            <text:p>Lowell Pro Šafrata Team Bohumín</text:p>
          </table:table-cell>
          <table:table-cell table:number-columns-repeated="16377"/>
        </table:table-row>
        <table:table-row table:style-name="ro1">
          <table:table-cell office:value-type="float" office:value="406" table:style-name="ce2">
            <text:p>406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luszcz</text:p>
          </table:table-cell>
          <table:table-cell office:value-type="string" table:style-name="ce1">
            <text:p>Stefan</text:p>
          </table:table-cell>
          <table:table-cell office:value-type="date" office:date-value="1952-06-16T00:00:00" table:style-name="ce3">
            <text:p>16.6.1952</text:p>
          </table:table-cell>
          <table:table-cell office:value-type="string" table:style-name="ce1">
            <text:p>Parytetyczna 32, Świerklany</text:p>
          </table:table-cell>
          <table:table-cell office:value-type="string" table:style-name="ce1">
            <text:p>Lowell Pro Šafrata Team Bohumín</text:p>
          </table:table-cell>
          <table:table-cell table:number-columns-repeated="16377"/>
        </table:table-row>
        <table:table-row table:style-name="ro1">
          <table:table-cell office:value-type="float" office:value="502" table:style-name="ce2">
            <text:p>502</text:p>
          </table:table-cell>
          <table:table-cell office:value-type="string" table:style-name="ce1">
            <text:p>Ž</text:p>
          </table:table-cell>
          <table:table-cell office:value-type="string" table:style-name="ce1">
            <text:p>Jaklová</text:p>
          </table:table-cell>
          <table:table-cell office:value-type="string" table:style-name="ce1">
            <text:p>Ivana</text:p>
          </table:table-cell>
          <table:table-cell office:value-type="date" office:date-value="1965-01-27T00:00:00" table:style-name="ce3">
            <text:p>27.1.1965</text:p>
          </table:table-cell>
          <table:table-cell office:value-type="string" table:style-name="ce1">
            <text:p>Zimmlerova 27, Ostrava, 700 30</text:p>
          </table:table-cell>
          <table:table-cell office:value-type="string" table:style-name="ce1">
            <text:p>Lowell Pro Šafrata Team Bohumín</text:p>
          </table:table-cell>
          <table:table-cell table:number-columns-repeated="16377"/>
        </table:table-row>
        <table:table-row table:style-name="ro1">
          <table:table-cell office:value-type="float" office:value="508" table:style-name="ce2">
            <text:p>508</text:p>
          </table:table-cell>
          <table:table-cell office:value-type="string" table:style-name="ce1">
            <text:p>Ž</text:p>
          </table:table-cell>
          <table:table-cell office:value-type="string" table:style-name="ce1">
            <text:p>Gruchalová</text:p>
          </table:table-cell>
          <table:table-cell office:value-type="string" table:style-name="ce1">
            <text:p>Lucie</text:p>
          </table:table-cell>
          <table:table-cell office:value-type="date" office:date-value="1984-09-23T00:00:00" table:style-name="ce3">
            <text:p>23.9.1984</text:p>
          </table:table-cell>
          <table:table-cell office:value-type="string" table:style-name="ce1">
            <text:p>A.Hrdličky 1634, Ostrava-Poruba</text:p>
          </table:table-cell>
          <table:table-cell office:value-type="string" table:style-name="ce1">
            <text:p>Lowell Pro Šafrata Team Bohumín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išer</text:p>
          </table:table-cell>
          <table:table-cell office:value-type="string" table:style-name="ce1">
            <text:p>Vojtěch</text:p>
          </table:table-cell>
          <table:table-cell office:value-type="date" office:date-value="1995-04-20T00:00:00" table:style-name="ce4">
            <text:p>20.04.1995</text:p>
          </table:table-cell>
          <table:table-cell office:value-type="string" table:style-name="ce1">
            <text:p>Horní Tošanovice 158, 739 53</text:p>
          </table:table-cell>
          <table:table-cell office:value-type="string" table:style-name="ce1">
            <text:p>Racing Olešná</text:p>
          </table:table-cell>
          <table:table-cell table:number-columns-repeated="16377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Hlavatík</text:p>
          </table:table-cell>
          <table:table-cell office:value-type="string" table:style-name="ce1">
            <text:p>Jan</text:p>
          </table:table-cell>
          <table:table-cell office:value-type="date" office:date-value="1985-06-01T00:00:00" table:style-name="ce4">
            <text:p>01.06.1985</text:p>
          </table:table-cell>
          <table:table-cell office:value-type="string" table:style-name="ce1">
            <text:p>Novodvorská 3057, Frýdek-Místek, 738 01</text:p>
          </table:table-cell>
          <table:table-cell office:value-type="string" table:style-name="ce1">
            <text:p>Racing Olešná</text:p>
          </table:table-cell>
          <table:table-cell table:number-columns-repeated="16377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Karásek</text:p>
          </table:table-cell>
          <table:table-cell office:value-type="string" table:style-name="ce1">
            <text:p>Jiří</text:p>
          </table:table-cell>
          <table:table-cell office:value-type="date" office:date-value="1973-04-23T00:00:00" table:style-name="ce4">
            <text:p>23.04.1973</text:p>
          </table:table-cell>
          <table:table-cell office:value-type="string" table:style-name="ce1">
            <text:p>Baška 47, 739 41</text:p>
          </table:table-cell>
          <table:table-cell office:value-type="string" table:style-name="ce1">
            <text:p>Racing Olešná</text:p>
          </table:table-cell>
          <table:table-cell table:number-columns-repeated="16377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ováček</text:p>
          </table:table-cell>
          <table:table-cell office:value-type="string" table:style-name="ce1">
            <text:p>Pavel</text:p>
          </table:table-cell>
          <table:table-cell office:value-type="date" office:date-value="1961-07-12T00:00:00" table:style-name="ce3">
            <text:p>12.7.1961</text:p>
          </table:table-cell>
          <table:table-cell office:value-type="string" table:style-name="ce1">
            <text:p>Krátká 405, Sviadnov, 739 25</text:p>
          </table:table-cell>
          <table:table-cell office:value-type="string" table:style-name="ce1">
            <text:p>Racing Olešná</text:p>
          </table:table-cell>
          <table:table-cell table:number-columns-repeated="16377"/>
        </table:table-row>
        <table:table-row table:style-name="ro1">
          <table:table-cell office:value-type="float" office:value="327" table:style-name="ce2">
            <text:p>32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Pavlík</text:p>
          </table:table-cell>
          <table:table-cell office:value-type="string" table:style-name="ce1">
            <text:p>Petr</text:p>
          </table:table-cell>
          <table:table-cell office:value-type="date" office:date-value="1957-04-25T00:00:00" table:style-name="ce3">
            <text:p>25.4.1957</text:p>
          </table:table-cell>
          <table:table-cell office:value-type="string" table:style-name="ce1">
            <text:p>Cementová 794/19, Ostrava, 720 00</text:p>
          </table:table-cell>
          <table:table-cell office:value-type="string" table:style-name="ce1">
            <text:p>Racing Olešná</text:p>
          </table:table-cell>
          <table:table-cell table:number-columns-repeated="16377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vlík</text:p>
          </table:table-cell>
          <table:table-cell office:value-type="string" table:style-name="ce1">
            <text:p>Petr</text:p>
          </table:table-cell>
          <table:table-cell office:value-type="date" office:date-value="1993-10-09T00:00:00" table:style-name="ce3">
            <text:p>9.10.1993</text:p>
          </table:table-cell>
          <table:table-cell office:value-type="string" table:style-name="ce1">
            <text:p>Cementová 794/19, Ostrava, 720 00</text:p>
          </table:table-cell>
          <table:table-cell office:value-type="string" table:style-name="ce1">
            <text:p>Racing Olešná</text:p>
          </table:table-cell>
          <table:table-cell table:number-columns-repeated="16377"/>
        </table:table-row>
        <table:table-row table:style-name="ro1">
          <table:table-cell office:value-type="float" office:value="214" table:style-name="ce2">
            <text:p>21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Jaroš</text:p>
          </table:table-cell>
          <table:table-cell office:value-type="string" table:style-name="ce1">
            <text:p>Martin</text:p>
          </table:table-cell>
          <table:table-cell office:value-type="date" office:date-value="1971-07-14T00:00:00" table:style-name="ce3">
            <text:p>14.7.1971</text:p>
          </table:table-cell>
          <table:table-cell office:value-type="string" table:style-name="ce1">
            <text:p>Bruzovice 113, 739 36</text:p>
          </table:table-cell>
          <table:table-cell office:value-type="string" table:style-name="ce1">
            <text:p>Racing Olešná</text:p>
          </table:table-cell>
          <table:table-cell table:number-columns-repeated="16377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Franta</text:p>
          </table:table-cell>
          <table:table-cell office:value-type="string" table:style-name="ce1">
            <text:p>Roman</text:p>
          </table:table-cell>
          <table:table-cell office:value-type="date" office:date-value="1966-10-25T00:00:00" table:style-name="ce3">
            <text:p>25.10.1966</text:p>
          </table:table-cell>
          <table:table-cell office:value-type="string" table:style-name="ce1">
            <text:p>Farní 30, Frýdek-Místek, 738 01</text:p>
          </table:table-cell>
          <table:table-cell office:value-type="string" table:style-name="ce1">
            <text:p>Racing Olešná</text:p>
          </table:table-cell>
          <table:table-cell table:number-columns-repeated="16377"/>
        </table:table-row>
        <table:table-row table:style-name="ro1">
          <table:table-cell office:value-type="float" office:value="409" table:style-name="ce2">
            <text:p>409</text:p>
          </table:table-cell>
          <table:table-cell office:value-type="string" table:style-name="ce1">
            <text:p>E</text:p>
          </table:table-cell>
          <table:table-cell office:value-type="string" table:style-name="ce1">
            <text:p>Hlavatík</text:p>
          </table:table-cell>
          <table:table-cell office:value-type="string" table:style-name="ce1">
            <text:p>Ladislav</text:p>
          </table:table-cell>
          <table:table-cell office:value-type="date" office:date-value="1956-10-26T00:00:00" table:style-name="ce3">
            <text:p>26.10.1956</text:p>
          </table:table-cell>
          <table:table-cell office:value-type="string" table:style-name="ce1">
            <text:p>Novodvorská 3057, Frýdek-Místek</text:p>
          </table:table-cell>
          <table:table-cell office:value-type="string" table:style-name="ce1">
            <text:p>Racing Olešná</text:p>
          </table:table-cell>
          <table:table-cell table:number-columns-repeated="16377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Krhut</text:p>
          </table:table-cell>
          <table:table-cell office:value-type="string" table:style-name="ce1">
            <text:p>Martin</text:p>
          </table:table-cell>
          <table:table-cell office:value-type="date" office:date-value="1980-04-01T00:00:00" table:style-name="ce3">
            <text:p>1.4.1980</text:p>
          </table:table-cell>
          <table:table-cell office:value-type="string" table:style-name="ce1">
            <text:p>Výškovická 68, Ostrava</text:p>
          </table:table-cell>
          <table:table-cell office:value-type="string" table:style-name="ce1">
            <text:p>SK Bagbike Rubing</text:p>
          </table:table-cell>
          <table:table-cell table:number-columns-repeated="16377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Hrubý</text:p>
          </table:table-cell>
          <table:table-cell office:value-type="string" table:style-name="ce1">
            <text:p>Martin</text:p>
          </table:table-cell>
          <table:table-cell office:value-type="date" office:date-value="1968-05-23T00:00:00" table:style-name="ce4">
            <text:p>23.05.1968</text:p>
          </table:table-cell>
          <table:table-cell office:value-type="string" table:style-name="ce1">
            <text:p>Vinohradská 1, Hlučín, 748 01</text:p>
          </table:table-cell>
          <table:table-cell office:value-type="string" table:style-name="ce1">
            <text:p>SK Bagbike Rubing</text:p>
          </table:table-cell>
          <table:table-cell table:number-columns-repeated="16377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Pytel</text:p>
          </table:table-cell>
          <table:table-cell office:value-type="string" table:style-name="ce1">
            <text:p>Jaromír</text:p>
          </table:table-cell>
          <table:table-cell office:value-type="date" office:date-value="1975-09-18T00:00:00" table:style-name="ce3">
            <text:p>18.9.1975</text:p>
          </table:table-cell>
          <table:table-cell office:value-type="string" table:style-name="ce1">
            <text:p>29.Dubna 23, Ostrava, 700 30</text:p>
          </table:table-cell>
          <table:table-cell office:value-type="string" table:style-name="ce1">
            <text:p>SK Bagbike Rubing</text:p>
          </table:table-cell>
          <table:table-cell table:number-columns-repeated="16377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aran</text:p>
          </table:table-cell>
          <table:table-cell office:value-type="string" table:style-name="ce1">
            <text:p>Petr</text:p>
          </table:table-cell>
          <table:table-cell office:value-type="date" office:date-value="1960-10-31T00:00:00" table:style-name="ce3">
            <text:p>31.10.1960</text:p>
          </table:table-cell>
          <table:table-cell office:value-type="string" table:style-name="ce1">
            <text:p>Horymírova 10, Ostrava-Zábřeh, 70030</text:p>
          </table:table-cell>
          <table:table-cell office:value-type="string" table:style-name="ce1">
            <text:p>SK Bagbike Rubing</text:p>
          </table:table-cell>
          <table:table-cell table:number-columns-repeated="16377"/>
        </table:table-row>
        <table:table-row table:style-name="ro1">
          <table:table-cell office:value-type="float" office:value="404" table:style-name="ce2">
            <text:p>40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árta</text:p>
          </table:table-cell>
          <table:table-cell office:value-type="string" table:style-name="ce1">
            <text:p>Miroslav</text:p>
          </table:table-cell>
          <table:table-cell office:value-type="date" office:date-value="1954-11-03T00:00:00" table:style-name="ce4">
            <text:p>03.11.1954</text:p>
          </table:table-cell>
          <table:table-cell office:value-type="string" table:style-name="ce1">
            <text:p>Datyňská 282, Šenov u Ostravy, 739 34</text:p>
          </table:table-cell>
          <table:table-cell office:value-type="string" table:style-name="ce1">
            <text:p>SK Bagbike Rubing</text:p>
          </table:table-cell>
          <table:table-cell table:number-columns-repeated="16377"/>
        </table:table-row>
        <table:table-row table:style-name="ro1">
          <table:table-cell office:value-type="float" office:value="514" table:style-name="ce2">
            <text:p>514</text:p>
          </table:table-cell>
          <table:table-cell office:value-type="string" table:style-name="ce1">
            <text:p>Ž</text:p>
          </table:table-cell>
          <table:table-cell office:value-type="string" table:style-name="ce1">
            <text:p>Pytlová</text:p>
          </table:table-cell>
          <table:table-cell office:value-type="string" table:style-name="ce1">
            <text:p>Markéta</text:p>
          </table:table-cell>
          <table:table-cell office:value-type="date" office:date-value="1999-10-02T00:00:00" table:style-name="ce4">
            <text:p>02.10.1999</text:p>
          </table:table-cell>
          <table:table-cell office:value-type="string" table:style-name="ce1">
            <text:p>29.Dubna 23, Ostrava, 700 30</text:p>
          </table:table-cell>
          <table:table-cell office:value-type="string" table:style-name="ce1">
            <text:p>SK Bagbike Rubing</text:p>
          </table:table-cell>
          <table:table-cell table:number-columns-repeated="16377"/>
        </table:table-row>
        <table:table-row table:style-name="ro1">
          <table:table-cell office:value-type="float" office:value="424" table:style-name="ce2">
            <text:p>42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kotnica</text:p>
          </table:table-cell>
          <table:table-cell office:value-type="string" table:style-name="ce1">
            <text:p>Josef</text:p>
          </table:table-cell>
          <table:table-cell office:value-type="date" office:date-value="1952-09-06T00:00:00" table:style-name="ce3">
            <text:p>6.9.1952</text:p>
          </table:table-cell>
          <table:table-cell office:value-type="string" table:style-name="ce1">
            <text:p>Ratibořská 2402/20, Opava 1, 746 01</text:p>
          </table:table-cell>
          <table:table-cell office:value-type="string" table:style-name="ce1">
            <text:p>SKP Opava</text:p>
          </table:table-cell>
          <table:table-cell table:number-columns-repeated="16377"/>
        </table:table-row>
        <table:table-row table:style-name="ro1">
          <table:table-cell office:value-type="float" office:value="224" table:style-name="ce2">
            <text:p>22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rzadala</text:p>
          </table:table-cell>
          <table:table-cell office:value-type="string" table:style-name="ce1">
            <text:p>Patrik</text:p>
          </table:table-cell>
          <table:table-cell office:value-type="date" office:date-value="1975-10-11T00:00:00" table:style-name="ce4">
            <text:p>11.10.1975</text:p>
          </table:table-cell>
          <table:table-cell office:value-type="string" table:style-name="ce1">
            <text:p>Janáčkova 364/2, Havířov, 736 01</text:p>
          </table:table-cell>
          <table:table-cell office:value-type="string" table:style-name="ce1">
            <text:p>SKP Ostrava</text:p>
          </table:table-cell>
          <table:table-cell table:number-columns-repeated="16377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Javorek</text:p>
          </table:table-cell>
          <table:table-cell office:value-type="string" table:style-name="ce1">
            <text:p>Petr</text:p>
          </table:table-cell>
          <table:table-cell office:value-type="date" office:date-value="1982-09-17T00:00:00" table:style-name="ce3">
            <text:p>17.9.1982</text:p>
          </table:table-cell>
          <table:table-cell office:value-type="string" table:style-name="ce1">
            <text:p>Pod školou 130, Frýdek-Místek, 738 01</text:p>
          </table:table-cell>
          <table:table-cell office:value-type="string" table:style-name="ce1">
            <text:p>Skvělá kola - TJ TŽ Třinec</text:p>
          </table:table-cell>
          <table:table-cell table:number-columns-repeated="16377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ietrzyk</text:p>
          </table:table-cell>
          <table:table-cell office:value-type="string" table:style-name="ce1">
            <text:p>Vratislav</text:p>
          </table:table-cell>
          <table:table-cell office:value-type="date" office:date-value="1976-02-05T00:00:00" table:style-name="ce3">
            <text:p>5.2.1976</text:p>
          </table:table-cell>
          <table:table-cell office:value-type="string" table:style-name="ce1">
            <text:p>Vělopolí 81, 739 59</text:p>
          </table:table-cell>
          <table:table-cell office:value-type="string" table:style-name="ce1">
            <text:p>Skvělá kola - TJ TŽ Třinec</text:p>
          </table:table-cell>
          <table:table-cell table:number-columns-repeated="16377"/>
        </table:table-row>
        <table:table-row table:style-name="ro1">
          <table:table-cell office:value-type="float" office:value="221" table:style-name="ce2">
            <text:p>22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jtner</text:p>
          </table:table-cell>
          <table:table-cell office:value-type="string" table:style-name="ce1">
            <text:p>Petr</text:p>
          </table:table-cell>
          <table:table-cell office:value-type="date" office:date-value="1967-02-01T00:00:00" table:style-name="ce3">
            <text:p>1.2.1967</text:p>
          </table:table-cell>
          <table:table-cell office:value-type="string" table:style-name="ce1">
            <text:p>Třanovická 54, Český Těšín, 735 62</text:p>
          </table:table-cell>
          <table:table-cell office:value-type="string" table:style-name="ce1">
            <text:p>Skvělá kola - TJ TŽ Třinec</text:p>
          </table:table-cell>
          <table:table-cell table:number-columns-repeated="16377"/>
        </table:table-row>
        <table:table-row table:style-name="ro1">
          <table:table-cell office:value-type="float" office:value="510" table:style-name="ce2">
            <text:p>510</text:p>
          </table:table-cell>
          <table:table-cell office:value-type="string" table:style-name="ce1">
            <text:p>Ž</text:p>
          </table:table-cell>
          <table:table-cell office:value-type="string" table:style-name="ce1">
            <text:p>Husičková</text:p>
          </table:table-cell>
          <table:table-cell office:value-type="string" table:style-name="ce1">
            <text:p>Zdena</text:p>
          </table:table-cell>
          <table:table-cell office:value-type="date" office:date-value="1977-12-15T00:00:00" table:style-name="ce4">
            <text:p>15.12.1977</text:p>
          </table:table-cell>
          <table:table-cell office:value-type="string" table:style-name="ce1">
            <text:p>Hukovice 96, Bartošovice,742 13</text:p>
          </table:table-cell>
          <table:table-cell office:value-type="string" table:style-name="ce1">
            <text:p>Skvělá kola - TJ TŽ Třinec</text:p>
          </table:table-cell>
          <table:table-cell table:number-columns-repeated="16377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Hlawiczka</text:p>
          </table:table-cell>
          <table:table-cell office:value-type="string" table:style-name="ce1">
            <text:p>Martin</text:p>
          </table:table-cell>
          <table:table-cell office:value-type="date" office:date-value="1979-09-27T00:00:00" table:style-name="ce3">
            <text:p>27.9.1979</text:p>
          </table:table-cell>
          <table:table-cell office:value-type="string" table:style-name="ce1">
            <text:p>Dukelská 41, Český Těšín, 737 01</text:p>
          </table:table-cell>
          <table:table-cell office:value-type="string" table:style-name="ce1">
            <text:p>Skvělá kola - TJ TŽ Třinec</text:p>
          </table:table-cell>
          <table:table-cell table:number-columns-repeated="16377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itrenga</text:p>
          </table:table-cell>
          <table:table-cell office:value-type="string" table:style-name="ce1">
            <text:p>Petr</text:p>
          </table:table-cell>
          <table:table-cell office:value-type="date" office:date-value="1977-07-06T00:00:00" table:style-name="ce3">
            <text:p>6.7.1977</text:p>
          </table:table-cell>
          <table:table-cell office:value-type="string" table:style-name="ce1">
            <text:p>Bezručova 32, Český Těšín, 737 01</text:p>
          </table:table-cell>
          <table:table-cell office:value-type="string" table:style-name="ce1">
            <text:p>Skvělá kola - TJ TŽ Třinec</text:p>
          </table:table-cell>
          <table:table-cell table:number-columns-repeated="16377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chnerch</text:p>
          </table:table-cell>
          <table:table-cell office:value-type="string" table:style-name="ce1">
            <text:p>Martin</text:p>
          </table:table-cell>
          <table:table-cell office:value-type="date" office:date-value="1975-02-16T00:00:00" table:style-name="ce3">
            <text:p>16.2.1975</text:p>
          </table:table-cell>
          <table:table-cell office:value-type="string" table:style-name="ce1">
            <text:p>Komenského 653, Ostrava, 708 00</text:p>
          </table:table-cell>
          <table:table-cell office:value-type="string" table:style-name="ce1">
            <text:p>Skvělá kola - TJ TŽ Třinec</text:p>
          </table:table-cell>
          <table:table-cell table:number-columns-repeated="16377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oszczyk</text:p>
          </table:table-cell>
          <table:table-cell office:value-type="string" table:style-name="ce1">
            <text:p>Norbert</text:p>
          </table:table-cell>
          <table:table-cell office:value-type="date" office:date-value="1966-09-10T00:00:00" table:style-name="ce3">
            <text:p>10.9.1966</text:p>
          </table:table-cell>
          <table:table-cell office:value-type="string" table:style-name="ce1">
            <text:p>Palackého 492, Třinec, 739 61</text:p>
          </table:table-cell>
          <table:table-cell office:value-type="string" table:style-name="ce1">
            <text:p>Skvělá kola - TJ TŽ Třinec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Fierla</text:p>
          </table:table-cell>
          <table:table-cell office:value-type="string" table:style-name="ce1">
            <text:p>Ondřej</text:p>
          </table:table-cell>
          <table:table-cell office:value-type="date" office:date-value="1993-07-10T00:00:00" table:style-name="ce3">
            <text:p>10.7.1993</text:p>
          </table:table-cell>
          <table:table-cell office:value-type="string" table:style-name="ce1">
            <text:p>Klášterní 580, Orlová-Město, 735 11</text:p>
          </table:table-cell>
          <table:table-cell office:value-type="string" table:style-name="ce1">
            <text:p>Team Forman Cinelli</text:p>
          </table:table-cell>
          <table:table-cell table:number-columns-repeated="16377"/>
        </table:table-row>
        <table:table-row table:style-name="ro1">
          <table:table-cell office:value-type="float" office:value="313" table:style-name="ce2">
            <text:p>313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mura</text:p>
          </table:table-cell>
          <table:table-cell office:value-type="string" table:style-name="ce1">
            <text:p>Petr</text:p>
          </table:table-cell>
          <table:table-cell office:value-type="date" office:date-value="1962-11-02T00:00:00" table:style-name="ce3">
            <text:p>2.11.1962</text:p>
          </table:table-cell>
          <table:table-cell office:value-type="string" table:style-name="ce1">
            <text:p>Břenkova 15, Ostrava-Zábřeh, 700 30</text:p>
          </table:table-cell>
          <table:table-cell office:value-type="string" table:style-name="ce1">
            <text:p>Team Forman Cinelli</text:p>
          </table:table-cell>
          <table:table-cell table:number-columns-repeated="16377"/>
        </table:table-row>
        <table:table-row table:style-name="ro1">
          <table:table-cell office:value-type="float" office:value="503" table:style-name="ce2">
            <text:p>503</text:p>
          </table:table-cell>
          <table:table-cell office:value-type="string" table:style-name="ce1">
            <text:p>Ž</text:p>
          </table:table-cell>
          <table:table-cell office:value-type="string" table:style-name="ce1">
            <text:p>Chmurová</text:p>
          </table:table-cell>
          <table:table-cell office:value-type="string" table:style-name="ce1">
            <text:p>Jana</text:p>
          </table:table-cell>
          <table:table-cell office:value-type="date" office:date-value="1991-02-18T00:00:00" table:style-name="ce3">
            <text:p>18.2.1991</text:p>
          </table:table-cell>
          <table:table-cell office:value-type="string" table:style-name="ce1">
            <text:p>Břenkova 15, Ostrava-Zábřeh, 700 30</text:p>
          </table:table-cell>
          <table:table-cell office:value-type="string" table:style-name="ce1">
            <text:p>Team Forman Cinelli</text:p>
          </table:table-cell>
          <table:table-cell table:number-columns-repeated="16377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Ďurica</text:p>
          </table:table-cell>
          <table:table-cell office:value-type="string" table:style-name="ce1">
            <text:p>Jiří</text:p>
          </table:table-cell>
          <table:table-cell office:value-type="date" office:date-value="1980-07-11T00:00:00" table:style-name="ce4">
            <text:p>11.07.1980</text:p>
          </table:table-cell>
          <table:table-cell office:value-type="string" table:style-name="ce1">
            <text:p>J.Vrchlického 1467/40, Havířov, 736 01</text:p>
          </table:table-cell>
          <table:table-cell office:value-type="string" table:style-name="ce1">
            <text:p>Team LightBIKE</text:p>
          </table:table-cell>
          <table:table-cell table:number-columns-repeated="16377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Kvapulinský</text:p>
          </table:table-cell>
          <table:table-cell office:value-type="string" table:style-name="ce1">
            <text:p>Martin</text:p>
          </table:table-cell>
          <table:table-cell office:value-type="date" office:date-value="1983-12-25T00:00:00" table:style-name="ce4">
            <text:p>25.12.1983</text:p>
          </table:table-cell>
          <table:table-cell office:value-type="string" table:style-name="ce1">
            <text:p>Na <text:s/>Záguří 18, Havířov, 736 01</text:p>
          </table:table-cell>
          <table:table-cell office:value-type="string" table:style-name="ce1">
            <text:p>Team LightBIKE</text:p>
          </table:table-cell>
          <table:table-cell table:number-columns-repeated="16377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Grigorescu</text:p>
          </table:table-cell>
          <table:table-cell office:value-type="string" table:style-name="ce1">
            <text:p>Lubor</text:p>
          </table:table-cell>
          <table:table-cell office:value-type="date" office:date-value="1981-02-07T00:00:00" table:style-name="ce3">
            <text:p>7.2.1981</text:p>
          </table:table-cell>
          <table:table-cell office:value-type="string" table:style-name="ce1">
            <text:p>Horní Dráhy 1840, Rožnov p. Radhoštěm, 756 61</text:p>
          </table:table-cell>
          <table:table-cell office:value-type="string" table:style-name="ce1">
            <text:p>TJ Rožnov p. Radhoštěm</text:p>
          </table:table-cell>
          <table:table-cell table:number-columns-repeated="16377"/>
        </table:table-row>
        <table:table-row table:style-name="ro1">
          <table:table-cell office:value-type="float" office:value="704" table:style-name="ce2">
            <text:p>70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íček</text:p>
          </table:table-cell>
          <table:table-cell office:value-type="string" table:style-name="ce1">
            <text:p>Oldřich</text:p>
          </table:table-cell>
          <table:table-cell office:value-type="date" office:date-value="1999-12-13T00:00:00" table:style-name="ce4">
            <text:p>13.12.1999</text:p>
          </table:table-cell>
          <table:table-cell office:value-type="string" table:style-name="ce1">
            <text:p>Nábřežní 439, Drahotuše, 753 61</text:p>
          </table:table-cell>
          <table:table-cell office:value-type="string" table:style-name="ce1">
            <text:p>TJ Sigma Hranice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yrtus</text:p>
          </table:table-cell>
          <table:table-cell office:value-type="string" table:style-name="ce1">
            <text:p>Lukáš</text:p>
          </table:table-cell>
          <table:table-cell office:value-type="date" office:date-value="1989-06-15T00:00:00" table:style-name="ce3">
            <text:p>15.6.1989</text:p>
          </table:table-cell>
          <table:table-cell office:value-type="string" table:style-name="ce1">
            <text:p>Konská 388, Třinec, 739 61</text:p>
          </table:table-cell>
          <table:table-cell office:value-type="string" table:style-name="ce1">
            <text:p>TJ TŽ Třinec</text:p>
          </table:table-cell>
          <table:table-cell table:number-columns-repeated="16377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Holacký</text:p>
          </table:table-cell>
          <table:table-cell office:value-type="string" table:style-name="ce1">
            <text:p>Miroslav</text:p>
          </table:table-cell>
          <table:table-cell office:value-type="date" office:date-value="1982-06-24T00:00:00" table:style-name="ce4">
            <text:p>24.06.1982</text:p>
          </table:table-cell>
          <table:table-cell office:value-type="string" table:style-name="ce1">
            <text:p>Dlouhá 24, Návsí, 739 92</text:p>
          </table:table-cell>
          <table:table-cell office:value-type="string" table:style-name="ce1">
            <text:p>TJ TŽ Třinec</text:p>
          </table:table-cell>
          <table:table-cell table:number-columns-repeated="16377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hudý</text:p>
          </table:table-cell>
          <table:table-cell office:value-type="string" table:style-name="ce1">
            <text:p>Jan</text:p>
          </table:table-cell>
          <table:table-cell office:value-type="date" office:date-value="1978-12-29T00:00:00" table:style-name="ce4">
            <text:p>29.12.1978</text:p>
          </table:table-cell>
          <table:table-cell office:value-type="string" table:style-name="ce1">
            <text:p>Nýdek 560, 739 95</text:p>
          </table:table-cell>
          <table:table-cell office:value-type="string" table:style-name="ce1">
            <text:p>TJ TŽ Třinec</text:p>
          </table:table-cell>
          <table:table-cell table:number-columns-repeated="16377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ienciala</text:p>
          </table:table-cell>
          <table:table-cell office:value-type="string" table:style-name="ce1">
            <text:p>Bronislav</text:p>
          </table:table-cell>
          <table:table-cell office:value-type="date" office:date-value="1970-10-11T00:00:00" table:style-name="ce4">
            <text:p>11.10.1970</text:p>
          </table:table-cell>
          <table:table-cell office:value-type="string" table:style-name="ce1">
            <text:p>Hrabinská 1507/25 av, Český Těšín, 737 01</text:p>
          </table:table-cell>
          <table:table-cell office:value-type="string" table:style-name="ce1">
            <text:p>TJ TŽ Třinec</text:p>
          </table:table-cell>
          <table:table-cell table:number-columns-repeated="16377"/>
        </table:table-row>
        <table:table-row table:style-name="ro1">
          <table:table-cell office:value-type="float" office:value="324" table:style-name="ce2">
            <text:p>32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iemczyk</text:p>
          </table:table-cell>
          <table:table-cell office:value-type="string" table:style-name="ce1">
            <text:p>Jan</text:p>
          </table:table-cell>
          <table:table-cell office:value-type="date" office:date-value="1963-09-14T00:00:00" table:style-name="ce4">
            <text:p>14.09.1963</text:p>
          </table:table-cell>
          <table:table-cell office:value-type="string" table:style-name="ce1">
            <text:p>Ropice 200, 739 56</text:p>
          </table:table-cell>
          <table:table-cell office:value-type="string" table:style-name="ce1">
            <text:p>TJ TŽ Třinec</text:p>
          </table:table-cell>
          <table:table-cell table:number-columns-repeated="16377"/>
        </table:table-row>
        <table:table-row table:style-name="ro1">
          <table:table-cell office:value-type="float" office:value="705" table:style-name="ce2">
            <text:p>70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ěgřim</text:p>
          </table:table-cell>
          <table:table-cell office:value-type="string" table:style-name="ce1">
            <text:p>Filip</text:p>
          </table:table-cell>
          <table:table-cell office:value-type="date" office:date-value="2000-02-11T00:00:00" table:style-name="ce4">
            <text:p>11.02.2000</text:p>
          </table:table-cell>
          <table:table-cell office:value-type="string" table:style-name="ce1">
            <text:p>Lípová 276, Český Těšín, 735 62</text:p>
          </table:table-cell>
          <table:table-cell office:value-type="string" table:style-name="ce1">
            <text:p>TJ TŽ Třinec</text:p>
          </table:table-cell>
          <table:table-cell table:number-columns-repeated="16377"/>
        </table:table-row>
        <table:table-row table:style-name="ro1">
          <table:table-cell office:value-type="float" office:value="415" table:style-name="ce2">
            <text:p>41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rakvia</text:p>
          </table:table-cell>
          <table:table-cell office:value-type="string" table:style-name="ce1">
            <text:p>Zdeněk</text:p>
          </table:table-cell>
          <table:table-cell office:value-type="date" office:date-value="1951-11-11T00:00:00" table:style-name="ce3">
            <text:p>11.11.1951</text:p>
          </table:table-cell>
          <table:table-cell office:value-type="string" table:style-name="ce1">
            <text:p>Slezská 738, Třinec, 739 61</text:p>
          </table:table-cell>
          <table:table-cell office:value-type="string" table:style-name="ce1">
            <text:p>TJ TŽ Třinec</text:p>
          </table:table-cell>
          <table:table-cell table:number-columns-repeated="16377"/>
        </table:table-row>
        <table:table-row table:style-name="ro1">
          <table:table-cell office:value-type="float" office:value="427" table:style-name="ce2">
            <text:p>42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Veselý</text:p>
          </table:table-cell>
          <table:table-cell office:value-type="string" table:style-name="ce1">
            <text:p>Petr</text:p>
          </table:table-cell>
          <table:table-cell office:value-type="date" office:date-value="1943-02-10T00:00:00" table:style-name="ce3">
            <text:p>10.2.1943</text:p>
          </table:table-cell>
          <table:table-cell office:value-type="string" table:style-name="ce1">
            <text:p>Větrná 360, Třinec 1, 739 61</text:p>
          </table:table-cell>
          <table:table-cell office:value-type="string" table:style-name="ce1">
            <text:p>TJ TŽ Třinec<text:s text:c="2"/></text:p>
          </table:table-cell>
          <table:table-cell table:number-columns-repeated="16377"/>
        </table:table-row>
        <table:table-row table:style-name="ro1">
          <table:table-cell office:value-type="float" office:value="336" table:style-name="ce2">
            <text:p>33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Špaček</text:p>
          </table:table-cell>
          <table:table-cell office:value-type="string" table:style-name="ce1">
            <text:p>Petr</text:p>
          </table:table-cell>
          <table:table-cell office:value-type="date" office:date-value="1963-06-04T00:00:00" table:style-name="ce4">
            <text:p>04.06.1963</text:p>
          </table:table-cell>
          <table:table-cell office:value-type="string" table:style-name="ce1">
            <text:p>Pod Bečevnou 117, Vsetín, 755 01</text:p>
          </table:table-cell>
          <table:table-cell office:value-type="string" table:style-name="ce1">
            <text:p>Tým VSK Vsetín</text:p>
          </table:table-cell>
          <table:table-cell table:number-columns-repeated="16377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elecký</text:p>
          </table:table-cell>
          <table:table-cell office:value-type="string" table:style-name="ce1">
            <text:p>Tomáš</text:p>
          </table:table-cell>
          <table:table-cell office:value-type="date" office:date-value="1964-06-11T00:00:00" table:style-name="ce3">
            <text:p>11.6.1964</text:p>
          </table:table-cell>
          <table:table-cell office:value-type="string" table:style-name="ce1">
            <text:p>Květná 358 , Krmelín, 739 23</text:p>
          </table:table-cell>
          <table:table-cell office:value-type="string" table:style-name="ce1">
            <text:p>YOGI Racing Ostrava 1</text:p>
          </table:table-cell>
          <table:table-cell table:number-columns-repeated="16377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ollo</text:p>
          </table:table-cell>
          <table:table-cell office:value-type="string" table:style-name="ce1">
            <text:p>Roman</text:p>
          </table:table-cell>
          <table:table-cell office:value-type="date" office:date-value="1981-05-01T00:00:00" table:style-name="ce3">
            <text:p>1.5.1981</text:p>
          </table:table-cell>
          <table:table-cell office:value-type="string" table:style-name="ce1">
            <text:p>Na Svobodě 3131, Ostrava-Martinov, 708 00</text:p>
          </table:table-cell>
          <table:table-cell office:value-type="string" table:style-name="ce1">
            <text:p>YOGI Racing Ostrava 1</text:p>
          </table:table-cell>
          <table:table-cell table:number-columns-repeated="16377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chotka</text:p>
          </table:table-cell>
          <table:table-cell office:value-type="string" table:style-name="ce1">
            <text:p>Karel</text:p>
          </table:table-cell>
          <table:table-cell office:value-type="date" office:date-value="1973-12-17T00:00:00" table:style-name="ce3">
            <text:p>17.12.1973</text:p>
          </table:table-cell>
          <table:table-cell office:value-type="string" table:style-name="ce1">
            <text:p>Sokolovská 1339, Ostrava-Poruba, 708 00</text:p>
          </table:table-cell>
          <table:table-cell office:value-type="string" table:style-name="ce1">
            <text:p>YOGI Racing Ostrava 1</text:p>
          </table:table-cell>
          <table:table-cell table:number-columns-repeated="16377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Onderka</text:p>
          </table:table-cell>
          <table:table-cell office:value-type="string" table:style-name="ce1">
            <text:p>Milan</text:p>
          </table:table-cell>
          <table:table-cell office:value-type="date" office:date-value="1972-09-07T00:00:00" table:style-name="ce4">
            <text:p>07.09.1972</text:p>
          </table:table-cell>
          <table:table-cell office:value-type="string" table:style-name="ce1">
            <text:p>Opavská 6, Kravaře, 747 21</text:p>
          </table:table-cell>
          <table:table-cell office:value-type="string" table:style-name="ce1">
            <text:p>YOGI Racing Ostrava 1</text:p>
          </table:table-cell>
          <table:table-cell table:number-columns-repeated="16377"/>
        </table:table-row>
        <table:table-row table:style-name="ro1">
          <table:table-cell office:value-type="float" office:value="307" table:style-name="ce2">
            <text:p>307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eneš</text:p>
          </table:table-cell>
          <table:table-cell office:value-type="string" table:style-name="ce1">
            <text:p>Petr</text:p>
          </table:table-cell>
          <table:table-cell office:value-type="date" office:date-value="1965-03-24T00:00:00" table:style-name="ce3">
            <text:p>24.3.1965</text:p>
          </table:table-cell>
          <table:table-cell office:value-type="string" table:style-name="ce1">
            <text:p>Hasičská 3030, Frýdek-Místek, 738 01</text:p>
          </table:table-cell>
          <table:table-cell office:value-type="string" table:style-name="ce1">
            <text:p>YOGI Racing Ostrava 1</text:p>
          </table:table-cell>
          <table:table-cell table:number-columns-repeated="16377"/>
        </table:table-row>
        <table:table-row table:style-name="ro1">
          <table:table-cell office:value-type="float" office:value="326" table:style-name="ce2">
            <text:p>326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ovák</text:p>
          </table:table-cell>
          <table:table-cell office:value-type="string" table:style-name="ce1">
            <text:p>Milan</text:p>
          </table:table-cell>
          <table:table-cell office:value-type="date" office:date-value="1957-02-06T00:00:00" table:style-name="ce3">
            <text:p>6.2.1957</text:p>
          </table:table-cell>
          <table:table-cell office:value-type="string" table:style-name="ce1">
            <text:p>Malý Koloredov 1445, Frýdek-Místek, 738 01</text:p>
          </table:table-cell>
          <table:table-cell office:value-type="string" table:style-name="ce1">
            <text:p>YOGI Racing Ostrava 1</text:p>
          </table:table-cell>
          <table:table-cell table:number-columns-repeated="16377"/>
        </table:table-row>
        <table:table-row table:style-name="ro1">
          <table:table-cell office:value-type="float" office:value="331" table:style-name="ce2">
            <text:p>33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atinský</text:p>
          </table:table-cell>
          <table:table-cell office:value-type="string" table:style-name="ce1">
            <text:p>Alexandr</text:p>
          </table:table-cell>
          <table:table-cell office:value-type="date" office:date-value="1963-03-31T00:00:00" table:style-name="ce3">
            <text:p>31.3.1963</text:p>
          </table:table-cell>
          <table:table-cell office:value-type="string" table:style-name="ce1">
            <text:p>Dvorní 755, Ostrava-Poruba, 708 00</text:p>
          </table:table-cell>
          <table:table-cell office:value-type="string" table:style-name="ce1">
            <text:p>YOGI Racing Ostrava 1</text:p>
          </table:table-cell>
          <table:table-cell table:number-columns-repeated="16377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Tešnar</text:p>
          </table:table-cell>
          <table:table-cell office:value-type="string" table:style-name="ce1">
            <text:p>Tomáš</text:p>
          </table:table-cell>
          <table:table-cell office:value-type="date" office:date-value="1951-07-21T00:00:00" table:style-name="ce3">
            <text:p>21.7.1951</text:p>
          </table:table-cell>
          <table:table-cell office:value-type="string" table:style-name="ce1">
            <text:p>Klidná 1300, Orlová-Lutyně, 735 14</text:p>
          </table:table-cell>
          <table:table-cell office:value-type="string" table:style-name="ce1">
            <text:p>YOGI Racing Ostrava 1</text:p>
          </table:table-cell>
          <table:table-cell table:number-columns-repeated="16377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Sieja</text:p>
          </table:table-cell>
          <table:table-cell office:value-type="string" table:style-name="ce1">
            <text:p>Jiří</text:p>
          </table:table-cell>
          <table:table-cell office:value-type="date" office:date-value="1973-08-12T00:00:00" table:style-name="ce4">
            <text:p>12.08.1973</text:p>
          </table:table-cell>
          <table:table-cell office:value-type="string" table:style-name="ce1">
            <text:p>Langerova 861, Klimkovice, 742 83</text:p>
          </table:table-cell>
          <table:table-cell office:value-type="string" table:style-name="ce1">
            <text:p>YOGI Racing Ostrava 2</text:p>
          </table:table-cell>
          <table:table-cell table:number-columns-repeated="16377"/>
        </table:table-row>
        <table:table-row table:style-name="ro1">
          <table:table-cell office:value-type="float" office:value="332" table:style-name="ce2">
            <text:p>332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chichel</text:p>
          </table:table-cell>
          <table:table-cell office:value-type="string" table:style-name="ce1">
            <text:p>Tomáš</text:p>
          </table:table-cell>
          <table:table-cell office:value-type="date" office:date-value="1964-03-29T00:00:00" table:style-name="ce3">
            <text:p>29.3.1964</text:p>
          </table:table-cell>
          <table:table-cell office:value-type="string" table:style-name="ce1">
            <text:p>Za Dvorem 331/4, Ostrava-Plesná, 725 27</text:p>
          </table:table-cell>
          <table:table-cell office:value-type="string" table:style-name="ce1">
            <text:p>YOGI Racing Ostrava 2</text:p>
          </table:table-cell>
          <table:table-cell table:number-columns-repeated="16377"/>
        </table:table-row>
        <table:table-row table:style-name="ro1">
          <table:table-cell office:value-type="float" office:value="407" table:style-name="ce2">
            <text:p>40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Ertel</text:p>
          </table:table-cell>
          <table:table-cell office:value-type="string" table:style-name="ce1">
            <text:p>Jiří</text:p>
          </table:table-cell>
          <table:table-cell office:value-type="date" office:date-value="1949-05-16T00:00:00" table:style-name="ce4">
            <text:p>16.05.1949</text:p>
          </table:table-cell>
          <table:table-cell office:value-type="string" table:style-name="ce1">
            <text:p>Lomená 1/935, Ostrava-Mar.Hory, 709 00</text:p>
          </table:table-cell>
          <table:table-cell office:value-type="string" table:style-name="ce1">
            <text:p>YOGI Racing Ostrava 2</text:p>
          </table:table-cell>
          <table:table-cell table:number-columns-repeated="16377"/>
        </table:table-row>
        <table:table-row table:style-name="ro1">
          <table:table-cell office:value-type="float" office:value="408" table:style-name="ce2">
            <text:p>408</text:p>
          </table:table-cell>
          <table:table-cell office:value-type="string" table:style-name="ce1">
            <text:p>E</text:p>
          </table:table-cell>
          <table:table-cell office:value-type="string" table:style-name="ce1">
            <text:p>Glogar</text:p>
          </table:table-cell>
          <table:table-cell office:value-type="string" table:style-name="ce1">
            <text:p>Jan</text:p>
          </table:table-cell>
          <table:table-cell office:value-type="date" office:date-value="1944-11-02T00:00:00" table:style-name="ce3">
            <text:p>2.11.1944</text:p>
          </table:table-cell>
          <table:table-cell office:value-type="string" table:style-name="ce1">
            <text:p>Opavská 3, Ostrava-Poruba, 708 00</text:p>
          </table:table-cell>
          <table:table-cell office:value-type="string" table:style-name="ce1">
            <text:p>YOGI Racing Ostrava 2</text:p>
          </table:table-cell>
          <table:table-cell table:number-columns-repeated="16377"/>
        </table:table-row>
        <table:table-row table:style-name="ro1">
          <table:table-cell office:value-type="float" office:value="410" table:style-name="ce2">
            <text:p>41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Homola</text:p>
          </table:table-cell>
          <table:table-cell office:value-type="string" table:style-name="ce1">
            <text:p>Petr</text:p>
          </table:table-cell>
          <table:table-cell office:value-type="date" office:date-value="1944-11-16T00:00:00" table:style-name="ce3">
            <text:p>16.11.1944</text:p>
          </table:table-cell>
          <table:table-cell office:value-type="string" table:style-name="ce1">
            <text:p>Zauliční 645, Krásné Pole, 725 26</text:p>
          </table:table-cell>
          <table:table-cell office:value-type="string" table:style-name="ce1">
            <text:p>YOGI Racing Ostrava 2</text:p>
          </table:table-cell>
          <table:table-cell table:number-columns-repeated="16377"/>
        </table:table-row>
        <table:table-row table:style-name="ro1">
          <table:table-cell office:value-type="float" office:value="422" table:style-name="ce2">
            <text:p>422</text:p>
          </table:table-cell>
          <table:table-cell office:value-type="string" table:style-name="ce1">
            <text:p>E</text:p>
          </table:table-cell>
          <table:table-cell office:value-type="string" table:style-name="ce1">
            <text:p>Rovenský</text:p>
          </table:table-cell>
          <table:table-cell office:value-type="string" table:style-name="ce1">
            <text:p>Ladislav</text:p>
          </table:table-cell>
          <table:table-cell office:value-type="date" office:date-value="1946-08-23T00:00:00" table:style-name="ce4">
            <text:p>23.08.1946</text:p>
          </table:table-cell>
          <table:table-cell office:value-type="string" table:style-name="ce1">
            <text:p>Obchodní 585/6, Ostrava-Hrabová, 720 00</text:p>
          </table:table-cell>
          <table:table-cell office:value-type="string" table:style-name="ce1">
            <text:p>YOGI Racing Ostrava 2</text:p>
          </table:table-cell>
          <table:table-cell table:number-columns-repeated="16377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hamrád</text:p>
          </table:table-cell>
          <table:table-cell office:value-type="string" table:style-name="ce1">
            <text:p>Jiří</text:p>
          </table:table-cell>
          <table:table-cell office:value-type="date" office:date-value="1981-01-16T00:00:00" table:style-name="ce3">
            <text:p>16.1.1981</text:p>
          </table:table-cell>
          <table:table-cell office:value-type="string" table:style-name="ce1">
            <text:p>Hornická 323, Sviadnov, 739 25</text:p>
          </table:table-cell>
          <table:table-cell table:number-columns-repeated="16378" table:style-name="ce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Haltof</text:p>
          </table:table-cell>
          <table:table-cell office:value-type="string" table:style-name="ce1">
            <text:p>Aleš</text:p>
          </table:table-cell>
          <table:table-cell office:value-type="date" office:date-value="1983-05-19T00:00:00" table:style-name="ce4">
            <text:p>19.05.1983</text:p>
          </table:table-cell>
          <table:table-cell office:value-type="string" table:style-name="ce1">
            <text:p>Otakara Jeremiáše 1978/20, Ostrava, 708 00</text:p>
          </table:table-cell>
          <table:table-cell table:number-columns-repeated="16378" table:style-name="ce1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ierc</text:p>
          </table:table-cell>
          <table:table-cell office:value-type="string" table:style-name="ce1">
            <text:p>David</text:p>
          </table:table-cell>
          <table:table-cell office:value-type="date" office:date-value="1975-10-29T00:00:00" table:style-name="ce3">
            <text:p>29.10.1975</text:p>
          </table:table-cell>
          <table:table-cell office:value-type="string" table:style-name="ce1">
            <text:p>U Rybníka 1271/1, Ostrava-Radvanice, 716 00</text:p>
          </table:table-cell>
          <table:table-cell table:number-columns-repeated="16378"/>
        </table:table-row>
        <table:table-row table:style-name="ro1">
          <table:table-cell office:value-type="float" office:value="314" table:style-name="ce2">
            <text:p>31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Jakl</text:p>
          </table:table-cell>
          <table:table-cell office:value-type="string" table:style-name="ce1">
            <text:p>Jiří</text:p>
          </table:table-cell>
          <table:table-cell office:value-type="date" office:date-value="1963-08-19T00:00:00" table:style-name="ce3">
            <text:p>19.8.1963</text:p>
          </table:table-cell>
          <table:table-cell office:value-type="string" table:style-name="ce1">
            <text:p>Zimmlerova 27, Ostrava, 700 30</text:p>
          </table:table-cell>
          <table:table-cell table:number-columns-repeated="16378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string" table:style-name="ce1">
            <text:p>D</text:p>
          </table:table-cell>
          <table:table-cell office:value-type="string" table:style-name="ce1">
            <text:p>Zátopek</text:p>
          </table:table-cell>
          <table:table-cell office:value-type="string" table:style-name="ce1">
            <text:p>Zdeněk</text:p>
          </table:table-cell>
          <table:table-cell office:value-type="date" office:date-value="1964-03-15T00:00:00" table:style-name="ce4">
            <text:p>15.03.1964</text:p>
          </table:table-cell>
          <table:table-cell office:value-type="string" table:style-name="ce1">
            <text:p>Hranická 918/72, Odry, 742 35</text:p>
          </table:table-cell>
          <table:table-cell table:number-columns-repeated="16378"/>
        </table:table-row>
        <table:table-row table:number-rows-repeated="104839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 number:language="cs" number:country="CZ">
      <number:day/>
      <number:text>.</number:text>
      <number:month/>
      <number:text>.</number:text>
      <number:year number:style="long"/>
    </number:dat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currency-style style:name="N38P0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38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ánk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Vojta</dc:creator>
    <meta:creation-date>2016-04-17T20:30:45Z</meta:creation-date>
    <dc:date>2016-04-18T08:35:18Z</dc:date>
    <meta:editing-cycles>1</meta:editing-cycles>
    <meta:editing-duration>PT72S</meta:editing-duration>
  </office:meta>
</office:document-meta>
</file>